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7" manifest:media-type="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d71e" officeooo:paragraph-rsid="0002d71e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fo:font-size="14pt" fo:language="el" fo:country="GR" fo:font-weight="bold" officeooo:rsid="0011c55f" officeooo:paragraph-rsid="0011c55f" style:font-size-asian="10.5pt" style:font-weight-asian="bold" style:font-size-complex="12pt" style:font-weight-complex="bold"/>
    </style:style>
    <style:style style:name="P3" style:family="paragraph" style:parent-style-name="Standard" style:master-page-name="">
      <loext:graphic-properties draw:fill="none"/>
      <style:paragraph-properties fo:margin-left="-1cm" fo:margin-right="-1cm" fo:text-align="start" style:justify-single-word="false" fo:text-indent="0cm" style:auto-text-indent="false" style:page-number="auto" fo:background-color="transparent"/>
      <style:text-properties fo:font-size="12pt" fo:font-weight="bold" officeooo:rsid="00046032" officeooo:paragraph-rsid="00046032" style:font-size-asian="10.5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bold" officeooo:rsid="00046032" officeooo:paragraph-rsid="00046032" style:font-size-asian="10.5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-1cm" fo:margin-right="-1cm" fo:line-height="150%" fo:text-align="start" style:justify-single-word="false" fo:text-indent="0cm" style:auto-text-indent="false" fo:background-color="transparent"/>
      <style:text-properties fo:font-size="12pt" fo:language="en" fo:country="US" fo:font-weight="bold" officeooo:rsid="00046032" officeooo:paragraph-rsid="00046032" style:font-size-asian="10.5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fo:font-size="12pt" fo:language="en" fo:country="US" fo:font-weight="bold" officeooo:rsid="00046032" officeooo:paragraph-rsid="00046032" style:font-size-asian="10.5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.6cm" style:auto-text-indent="false" style:page-number="auto" fo:background-color="transparent"/>
      <style:text-properties fo:font-size="12pt" fo:language="en" fo:country="US" fo:font-weight="bold" officeooo:rsid="00054789" officeooo:paragraph-rsid="00054789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.6cm" style:auto-text-indent="false" fo:background-color="transparent"/>
      <style:text-properties fo:font-size="12pt" fo:language="en" fo:country="US" fo:font-weight="bold" officeooo:rsid="00054789" officeooo:paragraph-rsid="00054789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.6cm" style:auto-text-indent="false" fo:background-color="transparent"/>
      <style:text-properties fo:font-size="12pt" fo:language="en" fo:country="US" fo:font-weight="bold" officeooo:rsid="000587ec" officeooo:paragraph-rsid="000587ec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size="12pt" fo:language="en" fo:country="US" fo:font-weight="bold" officeooo:rsid="000587ec" officeooo:paragraph-rsid="000587ec" style:font-size-asian="10.5pt" style:font-weight-asian="bold" style:font-size-complex="12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.6cm" style:auto-text-indent="false" style:page-number="auto" fo:background-color="transparent"/>
      <style:text-properties fo:font-size="12pt" fo:language="en" fo:country="US" fo:font-weight="bold" officeooo:rsid="00074595" officeooo:paragraph-rsid="00074595" style:font-size-asian="10.5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.6cm" style:auto-text-indent="false" fo:background-color="transparent"/>
      <style:text-properties fo:font-size="12pt" fo:language="en" fo:country="US" fo:font-weight="bold" officeooo:rsid="0007aa05" officeooo:paragraph-rsid="0007aa05" style:font-size-asian="10.5pt" style:font-weight-asian="bold" style:font-size-complex="12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size="12pt" fo:language="en" fo:country="US" fo:font-weight="bold" officeooo:rsid="0007aa05" officeooo:paragraph-rsid="0007aa05" style:font-size-asian="10.5pt" style:font-weight-asian="bold" style:font-size-complex="12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.499cm" style:auto-text-indent="false" style:page-number="auto" fo:background-color="transparent"/>
      <style:text-properties fo:font-size="12pt" fo:language="en" fo:country="US" fo:font-weight="bold" officeooo:rsid="0007aa05" officeooo:paragraph-rsid="0007aa05" style:font-size-asian="10.5pt" style:font-weight-asian="bold" style:font-size-complex="12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size="12pt" fo:language="en" fo:country="US" fo:font-weight="bold" officeooo:rsid="00081038" officeooo:paragraph-rsid="00081038" style:font-size-asian="10.5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bold" officeooo:rsid="00090fed" officeooo:paragraph-rsid="00090fed" style:font-size-asian="10.5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bold" officeooo:rsid="0009e962" officeooo:paragraph-rsid="0009e962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bold" officeooo:rsid="000bcdf1" officeooo:paragraph-rsid="000bcdf1" style:font-size-asian="10.5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bold" officeooo:rsid="000c38c6" officeooo:paragraph-rsid="000c38c6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bold" officeooo:rsid="000c45a0" officeooo:paragraph-rsid="000c45a0" style:font-size-asian="10.5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bold" officeooo:rsid="000e3201" officeooo:paragraph-rsid="000e3201" style:font-size-asian="10.5pt" style:font-weight-asian="bold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.499cm" style:auto-text-indent="false" style:page-number="auto" fo:background-color="transparent"/>
      <style:text-properties fo:font-size="12pt" fo:language="en" fo:country="US" fo:font-weight="bold" officeooo:rsid="000e3201" officeooo:paragraph-rsid="000e3201" style:font-size-asian="10.5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.499cm" style:auto-text-indent="false" fo:background-color="transparent"/>
      <style:text-properties fo:font-size="12pt" fo:language="en" fo:country="US" fo:font-weight="bold" officeooo:rsid="000e3201" officeooo:paragraph-rsid="000e3201" style:font-size-asian="10.5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0fb81c" officeooo:paragraph-rsid="000fb81c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.499cm" style:auto-text-indent="false" style:page-number="auto" fo:background-color="transparent"/>
      <style:text-properties fo:font-size="12pt" fo:language="en" fo:country="US" fo:font-weight="normal" officeooo:rsid="00103488" officeooo:paragraph-rsid="00103488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size="12pt" fo:language="en" fo:country="US" fo:font-weight="normal" officeooo:rsid="00103488" officeooo:paragraph-rsid="00103488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03488" officeooo:paragraph-rsid="00103488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315d0" officeooo:paragraph-rsid="001315d0" style:font-size-asian="10.5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size="12pt" fo:language="en" fo:country="US" fo:font-weight="normal" officeooo:rsid="001315d0" officeooo:paragraph-rsid="001315d0" style:font-size-asian="10.5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.4cm" style:auto-text-indent="false" style:page-number="auto" fo:background-color="transparent"/>
      <style:text-properties fo:font-size="12pt" fo:language="en" fo:country="US" fo:font-weight="normal" officeooo:rsid="00168225" officeooo:paragraph-rsid="00168225" style:font-size-asian="10.5pt" style:font-weight-asian="normal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size="12pt" fo:language="en" fo:country="US" fo:font-weight="normal" officeooo:rsid="00168225" officeooo:paragraph-rsid="00168225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ad549" officeooo:paragraph-rsid="001ad549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be9ab" officeooo:paragraph-rsid="001be9ab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d8aaa" officeooo:paragraph-rsid="001d8aaa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e76db" officeooo:paragraph-rsid="001e76db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eae00" officeooo:paragraph-rsid="001eae00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f70fb" officeooo:paragraph-rsid="001f70fb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205b43" officeooo:paragraph-rsid="00205b43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234c24" officeooo:paragraph-rsid="00234c24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238809" officeooo:paragraph-rsid="00238809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0c38c6" officeooo:paragraph-rsid="000c38c6" style:font-size-asian="10.5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fo:font-size="12pt" fo:language="el" fo:country="GR" fo:font-weight="normal" officeooo:rsid="000bcdf1" officeooo:paragraph-rsid="000bcdf1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.499cm" style:auto-text-indent="false" fo:background-color="transparent"/>
      <style:text-properties fo:font-size="12pt" fo:language="el" fo:country="GR" fo:font-weight="normal" officeooo:rsid="00103488" officeooo:paragraph-rsid="00103488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315d0" officeooo:paragraph-rsid="001315d0" style:font-size-asian="10.5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.4cm" style:auto-text-indent="false" style:page-number="auto" fo:background-color="transparent"/>
      <style:text-properties fo:font-size="12pt" fo:language="el" fo:country="GR" fo:font-weight="normal" officeooo:rsid="001315d0" officeooo:paragraph-rsid="001315d0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4f607" officeooo:paragraph-rsid="0014f607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60355" officeooo:paragraph-rsid="00160355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68225" officeooo:paragraph-rsid="00168225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79791" officeooo:paragraph-rsid="00179791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ad549" officeooo:paragraph-rsid="001ad549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fo:font-size="12pt" fo:language="el" fo:country="GR" fo:font-weight="normal" officeooo:rsid="001ad549" officeooo:paragraph-rsid="001ad549" style:font-size-asian="10.5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d8aaa" officeooo:paragraph-rsid="001d8aaa" style:font-size-asian="10.5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e76db" officeooo:paragraph-rsid="001e76db" style:font-size-asian="10.5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l" fo:country="GR" fo:font-weight="normal" officeooo:rsid="001eae00" officeooo:paragraph-rsid="001eae00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1f70fb" officeooo:paragraph-rsid="001f70fb" style:font-size-asian="10.5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234c24" officeooo:paragraph-rsid="00234c24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fo:font-size="12pt" fo:language="en" fo:country="US" fo:font-weight="normal" officeooo:rsid="00238809" officeooo:paragraph-rsid="00238809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size="12pt" fo:language="en" fo:country="US" fo:font-weight="normal" officeooo:rsid="0025ac48" officeooo:paragraph-rsid="0025ac48" style:font-size-asian="10.5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style:text-position="0% 100%" fo:font-size="12pt" fo:language="el" fo:country="GR" fo:font-weight="normal" officeooo:rsid="00205b43" officeooo:paragraph-rsid="00205b43" style:font-size-asian="10.5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-1cm" fo:margin-right="-1cm" fo:line-height="150%" fo:text-align="center" style:justify-single-word="false" fo:text-indent="0cm" style:auto-text-indent="false" fo:background-color="transparent"/>
      <style:text-properties style:text-position="0% 100%" fo:font-size="12pt" fo:language="el" fo:country="GR" fo:font-weight="normal" officeooo:rsid="00238809" officeooo:paragraph-rsid="00238809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1038" style:font-weight-asian="normal" style:font-weight-complex="normal"/>
    </style:style>
    <style:style style:name="T3" style:family="text">
      <style:text-properties fo:font-weight="normal" officeooo:rsid="000c45a0" style:font-weight-asian="normal" style:font-weight-complex="normal"/>
    </style:style>
    <style:style style:name="T4" style:family="text">
      <style:text-properties fo:font-weight="normal" officeooo:rsid="000e3201" style:font-weight-asian="normal" style:font-weight-complex="normal"/>
    </style:style>
    <style:style style:name="T5" style:family="text">
      <style:text-properties fo:language="el" fo:country="GR"/>
    </style:style>
    <style:style style:name="T6" style:family="text">
      <style:text-properties fo:language="el" fo:country="GR" fo:font-weight="normal" style:font-weight-asian="normal" style:font-weight-complex="normal"/>
    </style:style>
    <style:style style:name="T7" style:family="text">
      <style:text-properties fo:language="el" fo:country="GR" fo:font-weight="normal" officeooo:rsid="00054789" style:font-weight-asian="normal" style:font-weight-complex="normal"/>
    </style:style>
    <style:style style:name="T8" style:family="text">
      <style:text-properties fo:language="el" fo:country="GR" fo:font-weight="normal" officeooo:rsid="00074595" style:font-weight-asian="normal" style:font-weight-complex="normal"/>
    </style:style>
    <style:style style:name="T9" style:family="text">
      <style:text-properties fo:language="el" fo:country="GR" fo:font-weight="normal" officeooo:rsid="00081038" style:font-weight-asian="normal" style:font-weight-complex="normal"/>
    </style:style>
    <style:style style:name="T10" style:family="text">
      <style:text-properties fo:language="el" fo:country="GR" fo:font-weight="normal" officeooo:rsid="00090fed" style:font-weight-asian="normal" style:font-weight-complex="normal"/>
    </style:style>
    <style:style style:name="T11" style:family="text">
      <style:text-properties fo:language="el" fo:country="GR" fo:font-weight="normal" officeooo:rsid="0009e962" style:font-weight-asian="normal" style:font-weight-complex="normal"/>
    </style:style>
    <style:style style:name="T12" style:family="text">
      <style:text-properties fo:language="el" fo:country="GR" fo:font-weight="normal" officeooo:rsid="000c45a0" style:font-weight-asian="normal" style:font-weight-complex="normal"/>
    </style:style>
    <style:style style:name="T13" style:family="text">
      <style:text-properties fo:language="el" fo:country="GR" fo:font-weight="normal" officeooo:rsid="000e3201" style:font-weight-asian="normal" style:font-weight-complex="normal"/>
    </style:style>
    <style:style style:name="T14" style:family="text">
      <style:text-properties fo:language="el" fo:country="GR" officeooo:rsid="00103488"/>
    </style:style>
    <style:style style:name="T15" style:family="text">
      <style:text-properties fo:language="el" fo:country="GR" officeooo:rsid="0011c55f"/>
    </style:style>
    <style:style style:name="T16" style:family="text">
      <style:text-properties fo:language="el" fo:country="GR" officeooo:rsid="001d8aaa"/>
    </style:style>
    <style:style style:name="T17" style:family="text">
      <style:text-properties fo:language="el" fo:country="GR" officeooo:rsid="001eae00"/>
    </style:style>
    <style:style style:name="T18" style:family="text">
      <style:text-properties fo:language="el" fo:country="GR" officeooo:rsid="00205b43"/>
    </style:style>
    <style:style style:name="T19" style:family="text">
      <style:text-properties fo:language="el" fo:country="GR" officeooo:rsid="00238809"/>
    </style:style>
    <style:style style:name="T20" style:family="text">
      <style:text-properties fo:language="en" fo:country="US" officeooo:rsid="0014f607"/>
    </style:style>
    <style:style style:name="T21" style:family="text">
      <style:text-properties fo:language="en" fo:country="US" officeooo:rsid="00160355"/>
    </style:style>
    <style:style style:name="T22" style:family="text">
      <style:text-properties officeooo:rsid="0011c55f"/>
    </style:style>
    <style:style style:name="T23" style:family="text">
      <style:text-properties officeooo:rsid="0014f607"/>
    </style:style>
    <style:style style:name="T24" style:family="text">
      <style:text-properties officeooo:rsid="00160355"/>
    </style:style>
    <style:style style:name="T25" style:family="text">
      <style:text-properties officeooo:rsid="0018d878"/>
    </style:style>
    <style:style style:name="T26" style:family="text">
      <style:text-properties officeooo:rsid="001e76db"/>
    </style:style>
    <style:style style:name="T27" style:family="text">
      <style:text-properties officeooo:rsid="001eae00"/>
    </style:style>
    <style:style style:name="T28" style:family="text">
      <style:text-properties officeooo:rsid="001f70fb"/>
    </style:style>
    <style:style style:name="T29" style:family="text">
      <style:text-properties style:text-position="super 58%" fo:language="el" fo:country="GR"/>
    </style:style>
    <style:style style:name="T30" style:family="text">
      <style:text-properties style:text-position="0% 100%"/>
    </style:style>
    <style:style style:name="T31" style:family="text">
      <style:text-properties style:text-position="0% 100%" fo:language="el" fo:country="GR"/>
    </style:style>
    <style:style style:name="T32" style:family="text">
      <style:text-properties style:text-position="0% 100%" fo:language="el" fo:country="GR" officeooo:rsid="0023880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4. ΣΥΝΤΕΤΑΓΜΕΝΕΣ ΣΤΟ ΕΠΙΠΕΔΟ</text:p>
      <text:p text:style-name="P1"/>
      <text:p text:style-name="P3">1. <text:span text:style-name="T1">Να συμπληρώσετε τα κενά:</text:span></text:p>
      <text:p text:style-name="P6"/>
      <text:p text:style-name="P5"><text:span text:style-name="T1">i. </text:span><text:span text:style-name="T6">Αν Α(</text:span><text:span text:style-name="T1">x,y), </text:span><text:span text:style-name="T6">τότε </text:span><text:span text:style-name="T1">d(A, x’x) = …………… , <text:s/>d(A, y’y) = …………, </text:span><text:span text:style-name="T1"><draw:frame draw:style-name="fr1" draw:name="Αντικείμενο1" text:anchor-type="as-char" svg:y="-0.43cm" svg:width="2.529cm" svg:height="0.55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1">ii. </text:span><text:span text:style-name="T6">Αν </text:span><text:span text:style-name="T6"><draw:frame draw:style-name="fr1" draw:name="Αντικείμενο2" text:anchor-type="as-char" svg:y="-0.43cm" svg:width="2.118cm" svg:height="0.5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, τότε </text:span><text:span text:style-name="T6"><draw:frame draw:style-name="fr1" draw:name="Αντικείμενο3" text:anchor-type="as-char" svg:y="-0.386cm" svg:width="1.937cm" svg:height="0.5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s/>και τα διανύσματα </text:span><text:span text:style-name="T6"><draw:frame draw:style-name="fr1" draw:name="Αντικείμενο4" text:anchor-type="as-char" svg:y="-0.43cm" svg:width="1.438cm" svg:height="0.5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, λέγονται……….. του </text:span><text:span text:style-name="T6"><draw:frame draw:style-name="fr1" draw:name="Αντικείμενο5" text:anchor-type="as-char" svg:y="-0.377cm" svg:width="0.386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span text:style-name="T1">iii. </text:span><text:span text:style-name="T7">Αν </text:span><text:span text:style-name="T7"><draw:frame draw:style-name="fr1" draw:name="Αντικείμενο6" text:anchor-type="as-char" svg:y="-0.386cm" svg:width="1.843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<text:s text:c="2"/>και <text:s/></text:span><text:span text:style-name="T7"><draw:frame draw:style-name="fr1" draw:name="Αντικείμενο7" text:anchor-type="as-char" svg:y="-0.448cm" svg:width="2.013cm" svg:height="0.60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<text:s/>τότε:</text:span></text:p>
      <text:p text:style-name="P7"><text:span text:style-name="T6">α. </text:span><text:span text:style-name="T6"><draw:frame draw:style-name="fr1" draw:name="Αντικείμενο8" text:anchor-type="as-char" svg:y="-0.448cm" svg:width="4.597cm" svg:height="0.5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8"><text:span text:style-name="T6">β. </text:span><text:span text:style-name="T6"><draw:frame draw:style-name="fr1" draw:name="Αντικείμενο9" text:anchor-type="as-char" svg:y="-0.43cm" svg:width="7.798cm" svg:height="0.52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8"><text:span text:style-name="T6">γ. </text:span><text:span text:style-name="T6"><draw:frame draw:style-name="fr1" draw:name="Αντικείμενο10" text:anchor-type="as-char" svg:y="-0.448cm" svg:width="6.142cm" svg:height="0.57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9"><text:span text:style-name="T6">δ. Αν </text:span><text:span text:style-name="T6"><draw:frame draw:style-name="fr1" draw:name="Αντικείμενο11" text:anchor-type="as-char" svg:y="-0.43cm" svg:width="0.977cm" svg:height="0.522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6"><text:s/>ισχύει ότι <text:s text:c="2"/></text:span><text:span text:style-name="T6"><draw:frame draw:style-name="fr1" draw:name="Αντικείμενο12" text:anchor-type="as-char" svg:y="-0.377cm" svg:width="5.166cm" svg:height="0.489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9"><text:span text:style-name="T6"><text:s text:c="38"/></text:span><text:span text:style-name="T6"><draw:frame draw:style-name="fr1" draw:name="Αντικείμενο13" text:anchor-type="as-char" svg:y="-0.377cm" svg:width="5.068cm" svg:height="0.489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.</text:span></text:p>
      <text:p text:style-name="P10"><text:span text:style-name="T1">iv. </text:span><text:span text:style-name="T8">Αν </text:span><text:span text:style-name="T8"><draw:frame draw:style-name="fr1" draw:name="Αντικείμενο14" text:anchor-type="as-char" svg:y="-0.386cm" svg:width="1.843cm" svg:height="0.542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"><text:s text:c="2"/>και <text:s/></text:span><text:span text:style-name="T8"><draw:frame draw:style-name="fr1" draw:name="Αντικείμενο15" text:anchor-type="as-char" svg:y="-0.448cm" svg:width="2.013cm" svg:height="0.601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8"><text:s/>τότε</text:span></text:p>
      <text:p text:style-name="P11"><text:span text:style-name="T6">α. <text:s/></text:span><text:span text:style-name="T6"><draw:frame draw:style-name="fr1" draw:name="Αντικείμενο16" text:anchor-type="as-char" svg:y="-0.448cm" svg:width="5.241cm" svg:height="0.57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2"><text:span text:style-name="T6">β. </text:span><text:span text:style-name="T6"><draw:frame draw:style-name="fr1" draw:name="Αντικείμενο17" text:anchor-type="as-char" svg:y="-0.386cm" svg:width="5.369cm" svg:height="0.51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2"><text:span text:style-name="T6">γ. </text:span><text:span text:style-name="T6"><draw:frame draw:style-name="fr1" draw:name="Αντικείμενο18" text:anchor-type="as-char" svg:y="-0.448cm" svg:width="6.509cm" svg:height="0.5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3"><text:span text:style-name="T1">v. </text:span><text:span text:style-name="T9">Αν Μ(</text:span><text:span text:style-name="T2">x,y) </text:span><text:span text:style-name="T9">μέσον του ΑΒ με </text:span><text:span text:style-name="T9"><draw:frame draw:style-name="fr1" draw:name="Αντικείμενο19" text:anchor-type="as-char" svg:y="-0.386cm" svg:width="1.625cm" svg:height="0.542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9"><text:s text:c="2"/>και </text:span><text:span text:style-name="T9"><draw:frame draw:style-name="fr1" draw:name="Αντικείμενο20" text:anchor-type="as-char" svg:y="-0.386cm" svg:width="1.588cm" svg:height="0.542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">, <text:s/>τότε</text:span></text:p>
      <text:p text:style-name="P14"><text:span text:style-name="T9"><draw:frame draw:style-name="fr1" draw:name="Αντικείμενο21" text:anchor-type="as-char" svg:y="-0.377cm" svg:width="4.184cm" svg:height="0.469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9"><text:s text:c="3"/>και </text:span><text:span text:style-name="T9"><draw:frame draw:style-name="fr1" draw:name="Αντικείμενο22" text:anchor-type="as-char" svg:y="-0.377cm" svg:width="4.581cm" svg:height="0.469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5"><text:span text:style-name="T1">vi. </text:span><text:span text:style-name="T10">Αν </text:span><text:span text:style-name="T10"><draw:frame draw:style-name="fr1" draw:name="Αντικείμενο23" text:anchor-type="as-char" svg:y="-0.386cm" svg:width="1.625cm" svg:height="0.542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s text:c="2"/>και <text:s/></text:span><text:span text:style-name="T10"><draw:frame draw:style-name="fr1" draw:name="Αντικείμενο24" text:anchor-type="as-char" svg:y="-0.386cm" svg:width="1.588cm" svg:height="0.542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0"><text:s/>, τότε </text:span><text:span text:style-name="T10"><draw:frame draw:style-name="fr1" draw:name="Αντικείμενο25" text:anchor-type="as-char" svg:y="-0.429cm" svg:width="5.664cm" svg:height="0.55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0"><text:s text:c="2"/>και </text:span><text:span text:style-name="T10"><draw:frame draw:style-name="fr1" draw:name="Αντικείμενο26" text:anchor-type="as-char" svg:y="-0.43cm" svg:width="4.854cm" svg:height="0.522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6"><text:span text:style-name="T1">vii. </text:span><text:span text:style-name="T6">Αν </text:span><text:span text:style-name="T6"><draw:frame draw:style-name="fr1" draw:name="Αντικείμενο27" text:anchor-type="as-char" svg:y="-0.386cm" svg:width="1.73cm" svg:height="0.51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<text:s/></text:span><text:span text:style-name="T11">τότε </text:span><text:span text:style-name="T11"><draw:frame draw:style-name="fr1" draw:name="Αντικείμενο28" text:anchor-type="as-char" svg:y="-0.379cm" svg:width="4.223cm" svg:height="0.473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7"><text:span text:style-name="T1">viii. </text:span><text:span text:style-name="T1"><draw:frame draw:style-name="fr1" draw:name="Αντικείμενο29" text:anchor-type="as-char" svg:y="-0.448cm" svg:width="6.858cm" svg:height="0.57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8"><text:span text:style-name="T1">ix. </text:span><text:span text:style-name="T6">Αν φ η γωνία που σχηματίζει το διάνυσμα </text:span><text:span text:style-name="T6"><draw:frame draw:style-name="fr1" draw:name="Αντικείμενο30" text:anchor-type="as-char" svg:y="-0.377cm" svg:width="0.259cm" svg:height="0.469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6"><text:s/>με τον άξονα </text:span><text:span text:style-name="T1">x’x, </text:span><text:span text:style-name="T6">τότε ……...φ &lt; …………..</text:span></text:p>
      <text:p text:style-name="P18"><text:span text:style-name="T1">x. </text:span><text:span text:style-name="T6">Αν </text:span><text:span text:style-name="T6"><draw:frame draw:style-name="fr1" draw:name="Αντικείμενο31" text:anchor-type="as-char" svg:y="-0.386cm" svg:width="2.605cm" svg:height="0.51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6"><text:s text:c="2"/>και </text:span><text:span text:style-name="T6"><draw:frame draw:style-name="fr1" draw:name="Αντικείμενο32" text:anchor-type="as-char" svg:y="-0.377cm" svg:width="0.259cm" svg:height="0.469cm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6"><text:s text:c="2"/>να μην είναι παράλληλο με τον άξονα </text:span><text:span text:style-name="T1">y’y </text:span><text:span text:style-name="T6">και φ η γωνία που σχηματίζει με τον άξονα </text:span><text:span text:style-name="T1">x’x, </text:span><text:span text:style-name="T6">τότε </text:span><text:span text:style-name="T6"><draw:frame draw:style-name="fr1" draw:name="Αντικείμενο33" text:anchor-type="as-char" svg:y="-0.377cm" svg:width="6.636cm" svg:height="0.533cm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8"><text:span text:style-name="T1">xi. </text:span><text:span text:style-name="T6">Αν </text:span><text:span text:style-name="T6"><draw:frame draw:style-name="fr1" draw:name="Αντικείμενο34" text:anchor-type="as-char" svg:y="-0.386cm" svg:width="2.605cm" svg:height="0.51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<text:s text:c="2"/>και </text:span><text:span text:style-name="T6"><draw:frame draw:style-name="fr1" draw:name="Αντικείμενο35" text:anchor-type="as-char" svg:y="-0.377cm" svg:width="1.281cm" svg:height="0.489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6"><text:s text:c="2"/>τότε </text:span><text:span text:style-name="T6"><draw:frame draw:style-name="fr1" draw:name="Αντικείμενο36" text:anchor-type="as-char" svg:y="-0.377cm" svg:width="2.471cm" svg:height="0.533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8"><text:span text:style-name="T1">xii. </text:span><text:span text:style-name="T6">Αν τα διανύσματα </text:span><text:span text:style-name="T6"><draw:frame draw:style-name="fr1" draw:name="Αντικείμενο37" text:anchor-type="as-char" svg:y="-0.448cm" svg:width="0.716cm" svg:height="0.54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6"><text:s text:c="3"/>δεν είναι παράλληλα με τον άξονα </text:span><text:span text:style-name="T1">y’y, </text:span><text:span text:style-name="T6">τότε </text:span><text:span text:style-name="T6"><draw:frame draw:style-name="fr1" draw:name="Αντικείμενο38" text:anchor-type="as-char" svg:y="-0.448cm" svg:width="4.927cm" svg:height="0.601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8"/>
      <text:p text:style-name="P41">2. Σωστό- Λάθος</text:p>
      <text:p text:style-name="P19"><text:span text:style-name="T1">i. </text:span><text:span text:style-name="T12">Αν <text:s/></text:span><text:span text:style-name="T3">A(x,y), </text:span><text:span text:style-name="T12">τότε </text:span><text:span text:style-name="T3">d(A, x’x) = |x|</text:span></text:p>
      <text:p text:style-name="P20"><text:span text:style-name="T1">ii. </text:span><text:span text:style-name="T6">Αν </text:span><text:span text:style-name="T6"><draw:frame draw:style-name="fr1" draw:name="Αντικείμενο39" text:anchor-type="as-char" svg:y="-0.43cm" svg:width="2.08cm" svg:height="0.552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6"><text:s text:c="2"/></text:span><text:span text:style-name="T13">τότε </text:span><text:span text:style-name="T4">A(x,y)</text:span></text:p>
      <text:p text:style-name="P21"><text:span text:style-name="T1">iii. </text:span><text:span text:style-name="T6">Αν <text:s/></text:span><text:span text:style-name="T6"><draw:frame draw:style-name="fr1" draw:name="Αντικείμενο40" text:anchor-type="as-char" svg:y="-0.386cm" svg:width="1.755cm" svg:height="0.51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6"><text:s/>τότε:</text:span></text:p>
      <text:p text:style-name="P22"><text:span text:style-name="T6">α. <text:s/></text:span><text:span text:style-name="T6"><draw:frame draw:style-name="fr1" draw:name="Αντικείμενο41" text:anchor-type="as-char" svg:y="-0.377cm" svg:width="2.401cm" svg:height="0.489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6"><text:s text:c="36"/>β. <text:s/></text:span><text:span text:style-name="T6"><draw:frame draw:style-name="fr1" draw:name="Αντικείμενο42" text:anchor-type="as-char" svg:y="-0.377cm" svg:width="2.434cm" svg:height="0.489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3"><text:span text:style-name="T6">γ. <text:s/></text:span><text:span text:style-name="T6"><draw:frame draw:style-name="fr1" draw:name="Αντικείμενο43" text:anchor-type="as-char" svg:y="-0.377cm" svg:width="2.499cm" svg:height="0.489cm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42"><text:page-number text:select-page="current">1</text:page-number></text:p>
      <text:p text:style-name="P24"><text:soft-page-break/>iv. <text:span text:style-name="T14">Αν </text:span><text:span text:style-name="T14"><draw:frame draw:style-name="fr1" draw:name="Αντικείμενο44" text:anchor-type="as-char" svg:y="-0.386cm" svg:width="1.625cm" svg:height="0.542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14"><text:s text:c="3"/>και <text:s text:c="2"/></text:span><text:span text:style-name="T14"><draw:frame draw:style-name="fr1" draw:name="Αντικείμενο45" text:anchor-type="as-char" svg:y="-0.386cm" svg:width="1.729cm" svg:height="0.542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14"><text:s text:c="2"/>τότε</text:span></text:p>
      <text:p text:style-name="P25"><text:span text:style-name="T5">α. (Μ(</text:span>x,y): <text:span text:style-name="T5">μέσον του ΑΒ) </text:span><text:span text:style-name="T5"><draw:frame draw:style-name="fr1" draw:name="Αντικείμενο46" text:anchor-type="as-char" svg:y="-0.377cm" svg:width="2.378cm" svg:height="0.533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5"><text:s text:c="3"/>και <text:s text:c="2"/></text:span><text:span text:style-name="T5"><draw:frame draw:style-name="fr1" draw:name="Αντικείμενο47" text:anchor-type="as-char" svg:y="-0.377cm" svg:width="2.046cm" svg:height="0.533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3">β. <draw:frame draw:style-name="fr1" draw:name="Αντικείμενο48" text:anchor-type="as-char" svg:y="-0.429cm" svg:width="3.642cm" svg:height="0.584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43">γ. (ΑΒ) = <draw:frame draw:style-name="fr1" draw:name="Αντικείμενο49" text:anchor-type="as-char" svg:y="-0.483cm" svg:width="3.909cm" svg:height="0.637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26">v. <text:span text:style-name="T5">Αν φ η γωνία που σχηματίζει το <text:s/></text:span><text:span text:style-name="T5"><draw:frame draw:style-name="fr1" draw:name="Αντικείμενο50" text:anchor-type="as-char" svg:y="-0.377cm" svg:width="0.259cm" svg:height="0.469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5"><text:s text:c="2"/>σχηματίζει με τον άξονα</text:span> x’x,<text:span text:style-name="T5"> τότε</text:span></text:p>
      <text:p text:style-name="P25"><text:span text:style-name="T5">α. </text:span><text:span text:style-name="T5"><draw:frame draw:style-name="fr1" draw:name="Αντικείμενο51" text:anchor-type="as-char" svg:y="-0.377cm" svg:width="1.383cm" svg:height="0.469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5"><text:s text:c="31"/>β. </text:span><text:span text:style-name="T5"><draw:frame draw:style-name="fr1" draw:name="Αντικείμενο52" text:anchor-type="as-char" svg:y="-0.377cm" svg:width="1.847cm" svg:height="0.533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5"><text:s/>δεν είναι παράλληλο με τον άξονα </text:span>y’y </text:p>
      <text:p text:style-name="P26">vi. <text:span text:style-name="T15">Αν </text:span><text:span text:style-name="T15"><draw:frame draw:style-name="fr1" draw:name="Αντικείμενο53" text:anchor-type="as-char" svg:y="-0.448cm" svg:width="0.716cm" svg:height="0.54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15"><text:s text:c="2"/>δεν είναι παράλληλα με τον άξονα </text:span><text:span text:style-name="T22">y’y, </text:span><text:span text:style-name="T15">τότε </text:span><text:span text:style-name="T15"><draw:frame draw:style-name="fr1" draw:name="Αντικείμενο54" text:anchor-type="as-char" svg:y="-0.448cm" svg:width="2.873cm" svg:height="0.644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27"/>
      <text:p text:style-name="P2">ΑΣΚΗΣΕΙΣ</text:p>
      <text:p text:style-name="P44">1. Δίνονται τα διανύσματα <draw:frame draw:style-name="fr1" draw:name="Αντικείμενο55" text:anchor-type="as-char" svg:y="-0.386cm" svg:width="1.767cm" svg:height="0.51cm" draw:z-index="54"><draw:object xlink:href="./Object 55" xlink:type="simple" xlink:show="embed" xlink:actuate="onLoad"/><draw:image xlink:href="./ObjectReplacements/Object 55" xlink:type="simple" xlink:show="embed" xlink:actuate="onLoad"/></draw:frame><text:s text:c="3"/>και <text:s/><draw:frame draw:style-name="fr1" draw:name="Αντικείμενο56" text:anchor-type="as-char" svg:y="-0.448cm" svg:width="1.586cm" svg:height="0.57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28">i. <text:span text:style-name="T5">Να βρείτε τα παρακάτω διανύσματα:</text:span></text:p>
      <text:p text:style-name="P45">α. <text:s/><draw:frame draw:style-name="fr1" draw:name="Αντικείμενο57" text:anchor-type="as-char" svg:y="-0.448cm" svg:width="1.397cm" svg:height="0.54cm" draw:z-index="56"><draw:object xlink:href="./Object 57" xlink:type="simple" xlink:show="embed" xlink:actuate="onLoad"/><draw:image xlink:href="./ObjectReplacements/Object 57" xlink:type="simple" xlink:show="embed" xlink:actuate="onLoad"/></draw:frame><text:s text:c="40"/>β. <text:s/><draw:frame draw:style-name="fr1" draw:name="Αντικείμενο58" text:anchor-type="as-char" svg:y="-0.448cm" svg:width="2.752cm" svg:height="0.54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29">ii. <text:span text:style-name="T5">Να βρείτε το διάνυσμα </text:span><text:span text:style-name="T5"><draw:frame draw:style-name="fr1" draw:name="Αντικείμενο59" text:anchor-type="as-char" svg:y="-0.377cm" svg:width="0.39cm" svg:height="0.469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5"><text:s text:c="2"/>όταν: </text:span><text:span text:style-name="T5"><draw:frame draw:style-name="fr1" draw:name="Αντικείμενο60" text:anchor-type="as-char" svg:y="-0.448cm" svg:width="3.806cm" svg:height="0.57cm" draw:z-index="59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28"/>
      <text:p text:style-name="P44">2. <text:span text:style-name="T23">Αν Α(1,-3) <text:s/>και <text:s/>Β(-2,1), <text:s/>να βρείτε το διάνυσμα </text:span><text:span text:style-name="T23"><draw:frame draw:style-name="fr1" draw:name="Αντικείμενο61" text:anchor-type="as-char" svg:y="-0.43cm" svg:width="2.808cm" svg:height="0.52cm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23">, <text:s/></text:span><text:span text:style-name="T20">(O: </text:span><text:span text:style-name="T23">η αρχή των αξόνων).</text:span></text:p>
      <text:p text:style-name="P44"/>
      <text:p text:style-name="P46">3. <text:span text:style-name="T24">Αν </text:span><text:span text:style-name="T24"><draw:frame draw:style-name="fr1" draw:name="Αντικείμενο62" text:anchor-type="as-char" svg:y="-0.437cm" svg:width="3.507cm" svg:height="0.559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24"><text:s/></text:span><text:span text:style-name="T24"><draw:frame draw:style-name="fr1" draw:name="Αντικείμενο63" text:anchor-type="as-char" svg:y="-0.448cm" svg:width="3.143cm" svg:height="0.57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24"><text:s/>να βρείτε τα </text:span><text:span text:style-name="T21">x, y, z, </text:span><text:span text:style-name="T24">ώστε τα <text:s/></text:span><text:span text:style-name="T24"><draw:frame draw:style-name="fr1" draw:name="Αντικείμενο64" text:anchor-type="as-char" svg:y="-0.448cm" svg:width="0.716cm" svg:height="0.54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24"><text:s text:c="2"/>να είναι αντίθετα.</text:span></text:p>
      <text:p text:style-name="P47"/>
      <text:p text:style-name="P47">4. Να βρείτε το συμμετρικό του σημείου Α(1,-2) <text:s/>ως προς το σημείο <text:s/>Β(-1,3).</text:p>
      <text:p text:style-name="P47"/>
      <text:p text:style-name="P48">5. Αν Α(-2,1), Β(3,-2) <text:s/>και ισχύει <draw:frame draw:style-name="fr1" draw:name="Αντικείμενο65" text:anchor-type="as-char" svg:y="-0.43cm" svg:width="2.822cm" svg:height="0.522cm" draw:z-index="64"><draw:object xlink:href="./Object 65" xlink:type="simple" xlink:show="embed" xlink:actuate="onLoad"/><draw:image xlink:href="./ObjectReplacements/Object 65" xlink:type="simple" xlink:show="embed" xlink:actuate="onLoad"/></draw:frame>, <text:s/>να βρείτε τις συντεταγμένες του Μ.</text:p>
      <text:p text:style-name="P48"/>
      <text:p text:style-name="P48">6. Αν <draw:frame draw:style-name="fr1" draw:name="Αντικείμενο66" text:anchor-type="as-char" svg:y="-0.386cm" svg:width="1.767cm" svg:height="0.51cm" draw:z-index="65"><draw:object xlink:href="./Object 66" xlink:type="simple" xlink:show="embed" xlink:actuate="onLoad"/><draw:image xlink:href="./ObjectReplacements/Object 66" xlink:type="simple" xlink:show="embed" xlink:actuate="onLoad"/></draw:frame><text:s text:c="2"/>και <text:s/><draw:frame draw:style-name="fr1" draw:name="Αντικείμενο67" text:anchor-type="as-char" svg:y="-0.448cm" svg:width="2cm" svg:height="0.57cm" draw:z-index="66"><draw:object xlink:href="./Object 67" xlink:type="simple" xlink:show="embed" xlink:actuate="onLoad"/><draw:image xlink:href="./ObjectReplacements/Object 67" xlink:type="simple" xlink:show="embed" xlink:actuate="onLoad"/></draw:frame><text:s/>να υπολογίσετε το μέτρο:</text:p>
      <text:p text:style-name="P30">i.<text:span text:style-name="T5"> | </text:span><draw:frame draw:style-name="fr1" draw:name="Αντικείμενο68" text:anchor-type="as-char" svg:y="-0.377cm" svg:width="0.861cm" svg:height="0.469cm" draw:z-index="67"><draw:object xlink:href="./Object 68" xlink:type="simple" xlink:show="embed" xlink:actuate="onLoad"/><draw:image xlink:href="./ObjectReplacements/Object 68" xlink:type="simple" xlink:show="embed" xlink:actuate="onLoad"/></draw:frame><text:span text:style-name="T5">| <text:s text:c="33"/></text:span>ii. | <draw:frame draw:style-name="fr1" draw:name="Αντικείμενο69" text:anchor-type="as-char" svg:y="-0.448cm" svg:width="1.388cm" svg:height="0.54cm" draw:z-index="68"><draw:object xlink:href="./Object 69" xlink:type="simple" xlink:show="embed" xlink:actuate="onLoad"/><draw:image xlink:href="./ObjectReplacements/Object 69" xlink:type="simple" xlink:show="embed" xlink:actuate="onLoad"/></draw:frame><text:s/>|</text:p>
      <text:p text:style-name="P31"/>
      <text:p text:style-name="P49">7. <text:span text:style-name="T25">Να βρείτε τις συντεταγμένες του διανύσματος </text:span><text:span text:style-name="T25"><draw:frame draw:style-name="fr1" draw:name="Αντικείμενο70" text:anchor-type="as-char" svg:y="-0.377cm" svg:width="0.415cm" svg:height="0.469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25"><text:s/>για το οποίο ισχύει η σχέση: </text:span><text:span text:style-name="T25"><draw:frame draw:style-name="fr1" draw:name="Αντικείμενο71" text:anchor-type="as-char" svg:y="-0.386cm" svg:width="3.831cm" svg:height="0.51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25">.</text:span></text:p>
      <text:p text:style-name="P49"/>
      <text:p text:style-name="P32">8. <text:span text:style-name="T5">Δίνεται τρίγωνο ΑΒΓ και ΑΜ διάμεσος του. Αν Α(-1,3) , Β(-2, -3), Γ(2,4), να βρείτε:</text:span></text:p>
      <text:p text:style-name="P32">i. <text:span text:style-name="T5">τις συντεταγμένες του </text:span><text:span text:style-name="T5"><draw:frame draw:style-name="fr1" draw:name="Αντικείμενο72" text:anchor-type="as-char" svg:y="-0.429cm" svg:width="0.697cm" svg:height="0.52cm" draw:z-index="71"><draw:object xlink:href="./Object 72" xlink:type="simple" xlink:show="embed" xlink:actuate="onLoad"/><draw:image xlink:href="./ObjectReplacements/Object 72" xlink:type="simple" xlink:show="embed" xlink:actuate="onLoad"/></draw:frame></text:span></text:p>
      <text:p text:style-name="P32">ii. <text:span text:style-name="T5">το </text:span><text:span text:style-name="T5"><draw:frame draw:style-name="fr1" draw:name="Αντικείμενο73" text:anchor-type="as-char" svg:y="-0.43cm" svg:width="0.928cm" svg:height="0.522cm" draw:z-index="72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50"/>
      <text:p text:style-name="P51"><text:page-number text:select-page="current">2</text:page-number></text:p>
      <text:p text:style-name="P51"/>
      <text:p text:style-name="P50"><text:soft-page-break/>9. Δίνεται τρίγωνο ΑΒΓ με Α(-1,0), Β(2,-3) και Γ(0,1). Να βρείτε το διάνυσμα <draw:frame draw:style-name="fr1" draw:name="Αντικείμενο74" text:anchor-type="as-char" svg:y="-0.377cm" svg:width="0.235cm" svg:height="0.469cm" draw:z-index="73"><draw:object xlink:href="./Object 74" xlink:type="simple" xlink:show="embed" xlink:actuate="onLoad"/><draw:image xlink:href="./ObjectReplacements/Object 74" xlink:type="simple" xlink:show="embed" xlink:actuate="onLoad"/><svg:desc>τύπος</svg:desc></draw:frame><text:s/>, για το οποίο ισχύει <draw:frame draw:style-name="fr1" draw:name="Αντικείμενο75" text:anchor-type="as-char" svg:y="-0.429cm" svg:width="2.752cm" svg:height="0.52cm" draw:z-index="74"><draw:object xlink:href="./Object 75" xlink:type="simple" xlink:show="embed" xlink:actuate="onLoad"/><draw:image xlink:href="./ObjectReplacements/Object 75" xlink:type="simple" xlink:show="embed" xlink:actuate="onLoad"/><svg:desc>τύπος</svg:desc></draw:frame></text:p>
      <text:p text:style-name="P50"/>
      <text:p text:style-name="P50">10. Δίνονται τα διανύσματα <draw:frame draw:style-name="fr1" draw:name="Αντικείμενο76" text:anchor-type="as-char" svg:y="-0.386cm" svg:width="1.589cm" svg:height="0.51cm" draw:z-index="75"><draw:object xlink:href="./Object 76" xlink:type="simple" xlink:show="embed" xlink:actuate="onLoad"/><draw:image xlink:href="./ObjectReplacements/Object 76" xlink:type="simple" xlink:show="embed" xlink:actuate="onLoad"/></draw:frame><text:s text:c="2"/><draw:frame draw:style-name="fr1" draw:name="Αντικείμενο77" text:anchor-type="as-char" svg:y="-0.448cm" svg:width="1.769cm" svg:height="0.57cm" draw:z-index="76"><draw:object xlink:href="./Object 77" xlink:type="simple" xlink:show="embed" xlink:actuate="onLoad"/><draw:image xlink:href="./ObjectReplacements/Object 77" xlink:type="simple" xlink:show="embed" xlink:actuate="onLoad"/></draw:frame><text:s text:c="2"/>και <draw:frame draw:style-name="fr1" draw:name="Αντικείμενο78" text:anchor-type="as-char" svg:y="-0.386cm" svg:width="2.043cm" svg:height="0.51cm" draw:z-index="77"><draw:object xlink:href="./Object 78" xlink:type="simple" xlink:show="embed" xlink:actuate="onLoad"/><draw:image xlink:href="./ObjectReplacements/Object 78" xlink:type="simple" xlink:show="embed" xlink:actuate="onLoad"/></draw:frame></text:p>
      <text:p text:style-name="P32">i. <text:span text:style-name="T5">Να αποδείξετε ότι τα </text:span><text:span text:style-name="T5"><draw:frame draw:style-name="fr1" draw:name="Αντικείμενο79" text:anchor-type="as-char" svg:y="-0.448cm" svg:width="0.716cm" svg:height="0.54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"><text:s text:c="2"/>δεν είναι συγγραμικά</text:span></text:p>
      <text:p text:style-name="P32">ii. <text:span text:style-name="T5">Να γράψετε το διάνυσμα </text:span><text:span text:style-name="T5"><draw:frame draw:style-name="fr1" draw:name="Αντικείμενο80" text:anchor-type="as-char" svg:y="-0.377cm" svg:width="0.235cm" svg:height="0.469cm" draw:z-index="79"><draw:object xlink:href="./Object 80" xlink:type="simple" xlink:show="embed" xlink:actuate="onLoad"/><draw:image xlink:href="./ObjectReplacements/Object 80" xlink:type="simple" xlink:show="embed" xlink:actuate="onLoad"/></draw:frame></text:span><text:span text:style-name="T5"><text:s text:c="2"/>ως γραμμικό συνδυασμό των </text:span><text:span text:style-name="T5"><draw:frame draw:style-name="fr1" draw:name="Αντικείμενο81" text:anchor-type="as-char" svg:y="-0.448cm" svg:width="0.868cm" svg:height="0.54cm" draw:z-index="80"><draw:object xlink:href="./Object 81" xlink:type="simple" xlink:show="embed" xlink:actuate="onLoad"/><draw:image xlink:href="./ObjectReplacements/Object 81" xlink:type="simple" xlink:show="embed" xlink:actuate="onLoad"/></draw:frame></text:span></text:p>
      <text:p text:style-name="P32"/>
      <text:p text:style-name="P33">11. <text:span text:style-name="T16">Δίνονται τα διανύσματα </text:span><text:span text:style-name="T16"><draw:frame draw:style-name="fr1" draw:name="Αντικείμενο82" text:anchor-type="as-char" svg:y="-0.448cm" svg:width="4.678cm" svg:height="0.5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16"><text:s text:c="2"/>και <text:s/></text:span><text:span text:style-name="T16"><draw:frame draw:style-name="fr1" draw:name="Αντικείμενο83" text:anchor-type="as-char" svg:y="-0.386cm" svg:width="1.429cm" svg:height="0.51cm" draw:z-index="82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34">i. <text:span text:style-name="T5">Να βρείτε τα κ,λ, ώστε τα </text:span><text:span text:style-name="T5"><draw:frame draw:style-name="fr1" draw:name="Αντικείμενο84" text:anchor-type="as-char" svg:y="-0.448cm" svg:width="0.716cm" svg:height="0.54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5"><text:s text:c="2"/>να είναι συγγραμικά.</text:span></text:p>
      <text:p text:style-name="P34">ii. <text:span text:style-name="T5">Για λ=2 και κ=-1 να αναλύσετε το </text:span><text:span text:style-name="T5"><draw:frame draw:style-name="fr1" draw:name="Αντικείμενο85" text:anchor-type="as-char" svg:y="-0.377cm" svg:width="0.235cm" svg:height="0.469cm" draw:z-index="84"><draw:object xlink:href="./Object 85" xlink:type="simple" xlink:show="embed" xlink:actuate="onLoad"/><draw:image xlink:href="./ObjectReplacements/Object 85" xlink:type="simple" xlink:show="embed" xlink:actuate="onLoad"/></draw:frame></text:span><text:span text:style-name="T5"><text:s text:c="2"/>σε δύο συνιστώσες παράλληλες στα </text:span><text:span text:style-name="T5"><draw:frame draw:style-name="fr1" draw:name="Αντικείμενο86" text:anchor-type="as-char" svg:y="-0.448cm" svg:width="0.868cm" svg:height="0.54cm" draw:z-index="85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34"/>
      <text:p text:style-name="P52">12. <text:span text:style-name="T26">Να βρείτε τις τιμές του κ, ώστε τα διανύσματα </text:span><text:span text:style-name="T26"><draw:frame draw:style-name="fr1" draw:name="Αντικείμενο87" text:anchor-type="as-char" svg:y="-0.448cm" svg:width="4.341cm" svg:height="0.57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26"><text:s text:c="2"/>να είναι αντίρροπα</text:span></text:p>
      <text:p text:style-name="P52"/>
      <text:p text:style-name="P53">13. Να βρείτε διάνυσμα αντίρροπο του <draw:frame draw:style-name="fr1" draw:name="Αντικείμενο88" text:anchor-type="as-char" svg:y="-0.386cm" svg:width="1.462cm" svg:height="0.51cm" draw:z-index="87"><draw:object xlink:href="./Object 88" xlink:type="simple" xlink:show="embed" xlink:actuate="onLoad"/><draw:image xlink:href="./ObjectReplacements/Object 88" xlink:type="simple" xlink:show="embed" xlink:actuate="onLoad"/></draw:frame><text:s text:c="2"/>με μέτρο <draw:frame draw:style-name="fr1" draw:name="Αντικείμενο89" text:anchor-type="as-char" svg:y="-0.416cm" svg:width="0.691cm" svg:height="0.506cm" draw:z-index="88"><draw:object xlink:href="./Object 89" xlink:type="simple" xlink:show="embed" xlink:actuate="onLoad"/><draw:image xlink:href="./ObjectReplacements/Object 89" xlink:type="simple" xlink:show="embed" xlink:actuate="onLoad"/></draw:frame>.</text:p>
      <text:p text:style-name="P53"/>
      <text:p text:style-name="P35">14. <text:span text:style-name="T17">Έστω το σύστημα Ο</text:span><text:span text:style-name="T27">xy </text:span><text:span text:style-name="T17">και τα σημεία Α(3,1), Β(5,1). Αν </text:span><text:span text:style-name="T17"><draw:frame draw:style-name="fr1" draw:name="Αντικείμενο90" text:anchor-type="as-char" svg:y="-0.43cm" svg:width="2.905cm" svg:height="0.52cm" draw:z-index="89"><draw:object xlink:href="./Object 90" xlink:type="simple" xlink:show="embed" xlink:actuate="onLoad"/><draw:image xlink:href="./ObjectReplacements/Object 90" xlink:type="simple" xlink:show="embed" xlink:actuate="onLoad"/></draw:frame></text:span><text:span text:style-name="T17"><text:s text:c="2"/>και Μ το μέσον του ΑΒ,</text:span></text:p>
      <text:p text:style-name="P36">i. <text:span text:style-name="T5">να βρείτε τις συντεταγμένες των </text:span><text:span text:style-name="T5"><draw:frame draw:style-name="fr1" draw:name="Αντικείμενο91" text:anchor-type="as-char" svg:y="-0.43cm" svg:width="0.582cm" svg:height="0.52cm" draw:z-index="90"><draw:object xlink:href="./Object 91" xlink:type="simple" xlink:show="embed" xlink:actuate="onLoad"/><draw:image xlink:href="./ObjectReplacements/Object 91" xlink:type="simple" xlink:show="embed" xlink:actuate="onLoad"/></draw:frame></text:span><text:span text:style-name="T5"><text:s text:c="2"/>και <text:s/></text:span><text:span text:style-name="T5"><draw:frame draw:style-name="fr1" draw:name="Αντικείμενο92" text:anchor-type="as-char" svg:y="-0.43cm" svg:width="0.85cm" svg:height="0.52cm" draw:z-index="91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36">ii. <text:span text:style-name="T5">να αποδείξετε ότι τα σημεία Ο, Γ, Μ είναι συνευθειακά.</text:span></text:p>
      <text:p text:style-name="P36">iii. <text:span text:style-name="T5">Να βρείτε το λ, όταν </text:span><text:span text:style-name="T5"><draw:frame draw:style-name="fr1" draw:name="Αντικείμενο93" text:anchor-type="as-char" svg:y="-0.43cm" svg:width="1.956cm" svg:height="0.52cm" draw:z-index="92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P36"/>
      <text:p text:style-name="P54">15. <text:span text:style-name="T28">Αν τα σημεία Α,Β,Γ έχουν διανύσματα θέσης ως προς το Ο τα </text:span><text:span text:style-name="T28"><draw:frame draw:style-name="fr1" draw:name="Αντικείμενο94" text:anchor-type="as-char" svg:y="-0.386cm" svg:width="1.773cm" svg:height="0.51cm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28"><text:s/>, </text:span><text:span text:style-name="T28"><draw:frame draw:style-name="fr1" draw:name="Αντικείμενο95" text:anchor-type="as-char" svg:y="-0.448cm" svg:width="1.455cm" svg:height="0.57cm" draw:z-index="94"><draw:object xlink:href="./Object 95" xlink:type="simple" xlink:show="embed" xlink:actuate="onLoad"/><draw:image xlink:href="./ObjectReplacements/Object 95" xlink:type="simple" xlink:show="embed" xlink:actuate="onLoad"/></draw:frame></text:span><text:span text:style-name="T28"><text:s/>, </text:span><text:span text:style-name="T28"><draw:frame draw:style-name="fr1" draw:name="Αντικείμενο96" text:anchor-type="as-char" svg:y="-0.377cm" svg:width="0.235cm" svg:height="0.469cm" draw:z-index="95"><draw:object xlink:href="./Object 96" xlink:type="simple" xlink:show="embed" xlink:actuate="onLoad"/><draw:image xlink:href="./ObjectReplacements/Object 96" xlink:type="simple" xlink:show="embed" xlink:actuate="onLoad"/></draw:frame></text:span><text:span text:style-name="T28"><text:s/>=(-3,2) αντίστοιχα, τότε:</text:span></text:p>
      <text:p text:style-name="P37">i. <text:span text:style-name="T5">να βρείτε τις συντεταγμένες των διανυσμάτων </text:span><text:span text:style-name="T5"><draw:frame draw:style-name="fr1" draw:name="Αντικείμενο97" text:anchor-type="as-char" svg:y="-0.429cm" svg:width="0.573cm" svg:height="0.52cm" draw:z-index="96"><draw:object xlink:href="./Object 97" xlink:type="simple" xlink:show="embed" xlink:actuate="onLoad"/><draw:image xlink:href="./ObjectReplacements/Object 97" xlink:type="simple" xlink:show="embed" xlink:actuate="onLoad"/></draw:frame></text:span><text:span text:style-name="T5"><text:s text:c="2"/>και <text:s/></text:span><text:span text:style-name="T5"><draw:frame draw:style-name="fr1" draw:name="Αντικείμενο98" text:anchor-type="as-char" svg:y="-0.429cm" svg:width="0.579cm" svg:height="0.52cm" draw:z-index="97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37">ii. <text:span text:style-name="T5">να αποδείξετε ότι τα σημεία Α, Β, Γ είναι συνευθειακά</text:span></text:p>
      <text:p text:style-name="P37">iii. <text:span text:style-name="T5">να βρείτε τη σχετική θέση των Α, Β, Γ</text:span></text:p>
      <text:p text:style-name="P37"/>
      <text:p text:style-name="P37"><text:span text:style-name="T5">16. </text:span><text:span text:style-name="T18">Έστω ότι τα διανύσματα </text:span><text:span text:style-name="T18"><draw:frame draw:style-name="fr1" draw:name="Αντικείμενο99" text:anchor-type="as-char" svg:y="-0.386cm" svg:width="2.041cm" svg:height="0.51cm" draw:z-index="98"><draw:object xlink:href="./Object 99" xlink:type="simple" xlink:show="embed" xlink:actuate="onLoad"/><draw:image xlink:href="./ObjectReplacements/Object 99" xlink:type="simple" xlink:show="embed" xlink:actuate="onLoad"/></draw:frame></text:span><text:span text:style-name="T5"><text:s/>, </text:span><text:span text:style-name="T5"><draw:frame draw:style-name="fr1" draw:name="Αντικείμενο100" text:anchor-type="as-char" svg:y="-0.448cm" svg:width="0.259cm" svg:height="0.54cm" draw:z-index="99"><draw:object xlink:href="./Object 100" xlink:type="simple" xlink:show="embed" xlink:actuate="onLoad"/><draw:image xlink:href="./ObjectReplacements/Object 100" xlink:type="simple" xlink:show="embed" xlink:actuate="onLoad"/></draw:frame></text:span><text:span text:style-name="T5"><text:s/></text:span><text:span text:style-name="T18">= (1, λ-1) <text:s/>είναι τα διανύσματα θέσης των σημείων Α, Β με σημείο αναφοράς το Ο. Να βρείτε το λ, ώστε τα σημεία Ο, Α, Β να είναι συνευθειακά.</text:span></text:p>
      <text:p text:style-name="P37"/>
      <text:p text:style-name="P38"><text:span text:style-name="T5">17. Αν φ η γωνία που σχηματίζει το διάνυσμα </text:span><text:span text:style-name="T5"><draw:frame draw:style-name="fr1" draw:name="Αντικείμενο101" text:anchor-type="as-char" svg:y="-0.377cm" svg:width="0.259cm" svg:height="0.469cm" draw:z-index="100"><draw:object xlink:href="./Object 101" xlink:type="simple" xlink:show="embed" xlink:actuate="onLoad"/><draw:image xlink:href="./ObjectReplacements/Object 101" xlink:type="simple" xlink:show="embed" xlink:actuate="onLoad"/></draw:frame></text:span><text:span text:style-name="T5"><text:s/>με τον άξονα </text:span>x’x, <text:span text:style-name="T5">να βρείτε το συντελεστή διεύθυνσης του διανύσματος </text:span><text:span text:style-name="T5"><draw:frame draw:style-name="fr1" draw:name="Αντικείμενο102" text:anchor-type="as-char" svg:y="-0.377cm" svg:width="0.259cm" svg:height="0.469cm" draw:z-index="101"><draw:object xlink:href="./Object 102" xlink:type="simple" xlink:show="embed" xlink:actuate="onLoad"/><draw:image xlink:href="./ObjectReplacements/Object 102" xlink:type="simple" xlink:show="embed" xlink:actuate="onLoad"/></draw:frame></text:span><text:span text:style-name="T5"><text:s/>στις παρακάτω περιπτώσεις:</text:span></text:p>
      <text:p text:style-name="P38">i. <draw:frame draw:style-name="fr1" draw:name="Αντικείμενο103" text:anchor-type="as-char" svg:y="-0.621cm" svg:width="0.953cm" svg:height="1cm" draw:z-index="102"><draw:object xlink:href="./Object 103" xlink:type="simple" xlink:show="embed" xlink:actuate="onLoad"/><draw:image xlink:href="./ObjectReplacements/Object 103" xlink:type="simple" xlink:show="embed" xlink:actuate="onLoad"/></draw:frame><text:s text:c="10"/>ii. <text:span text:style-name="T5">φ= 120</text:span><text:span text:style-name="T29">ο</text:span><text:span text:style-name="T31"> <text:s text:c="12"/></text:span><text:span text:style-name="T30">iii. </text:span><text:span text:style-name="T30"><draw:frame draw:style-name="fr1" draw:name="Αντικείμενο104" text:anchor-type="as-char" svg:y="-0.621cm" svg:width="1.214cm" svg:height="1cm" draw:z-index="103"><draw:object xlink:href="./Object 104" xlink:type="simple" xlink:show="embed" xlink:actuate="onLoad"/><draw:image xlink:href="./ObjectReplacements/Object 104" xlink:type="simple" xlink:show="embed" xlink:actuate="onLoad"/></draw:frame></text:span><text:span text:style-name="T30"><text:s text:c="13"/>iv. </text:span><text:span text:style-name="T31">φ=0</text:span></text:p>
      <text:p text:style-name="P59"><text:page-number text:select-page="current">3</text:page-number></text:p>
      <text:p text:style-name="P39"><text:soft-page-break/><text:span text:style-name="T31">18. Να βρείτε τη γωνία που σχηματίζει το διάνυσμα <text:s/></text:span><text:span text:style-name="T31"><draw:frame draw:style-name="fr1" draw:name="Αντικείμενο105" text:anchor-type="as-char" svg:y="-0.429cm" svg:width="0.573cm" svg:height="0.52cm" draw:z-index="104"><draw:object xlink:href="./Object 105" xlink:type="simple" xlink:show="embed" xlink:actuate="onLoad"/><draw:image xlink:href="./ObjectReplacements/Object 105" xlink:type="simple" xlink:show="embed" xlink:actuate="onLoad"/></draw:frame></text:span><text:span text:style-name="T31"><text:s text:c="2"/>με τον άξονα </text:span><text:span text:style-name="T30">x’x </text:span><text:span text:style-name="T31">σε κάθε περίπτωση, αν:</text:span></text:p>
      <text:p text:style-name="P39"><text:span text:style-name="T30">i. A</text:span><text:span text:style-name="T31">(3,0), <text:s/>Β(0,</text:span><text:span text:style-name="T31"><draw:frame draw:style-name="fr1" draw:name="Αντικείμενο106" text:anchor-type="as-char" svg:y="-0.416cm" svg:width="0.82cm" svg:height="0.506cm" draw:z-index="105"><draw:object xlink:href="./Object 106" xlink:type="simple" xlink:show="embed" xlink:actuate="onLoad"/><draw:image xlink:href="./ObjectReplacements/Object 106" xlink:type="simple" xlink:show="embed" xlink:actuate="onLoad"/></draw:frame></text:span><text:span text:style-name="T30">) <text:s text:c="27"/>ii. </text:span><text:span text:style-name="T31">Α(1,5), Β(-2,5) <text:s text:c="20"/></text:span><text:span text:style-name="T30">iii. </text:span><text:span text:style-name="T31">Α(3,-2) , Β(3,2)</text:span></text:p>
      <text:p text:style-name="P39"/>
      <text:p text:style-name="P39"><text:span text:style-name="T31">19. </text:span><text:span text:style-name="T32">Δίνονται τα διανύσματα </text:span><draw:frame draw:style-name="fr1" draw:name="Αντικείμενο107" text:anchor-type="as-char" svg:y="-0.386cm" svg:width="1.448cm" svg:height="0.51cm" draw:z-index="106"><draw:object xlink:href="./Object 107" xlink:type="simple" xlink:show="embed" xlink:actuate="onLoad"/><draw:image xlink:href="./ObjectReplacements/Object 107" xlink:type="simple" xlink:show="embed" xlink:actuate="onLoad"/></draw:frame><text:s text:c="2"/><text:span text:style-name="T19">και <text:s/></text:span><text:span text:style-name="T19"><draw:frame draw:style-name="fr1" draw:name="Αντικείμενο108" text:anchor-type="as-char" svg:y="-0.448cm" svg:width="2.115cm" svg:height="0.57cm" draw:z-index="107"><draw:object xlink:href="./Object 108" xlink:type="simple" xlink:show="embed" xlink:actuate="onLoad"/><draw:image xlink:href="./ObjectReplacements/Object 108" xlink:type="simple" xlink:show="embed" xlink:actuate="onLoad"/></draw:frame></text:span><text:span text:style-name="T19"><text:s/>.</text:span></text:p>
      <text:p text:style-name="P58">i. <text:span text:style-name="T5">Να βρείτε τη γωνία που σχηματίζει καθένα από τα διανύσματα α και β με τον άξονα </text:span>x’x</text:p>
      <text:p text:style-name="P58">ii. <text:span text:style-name="T5">Να βρείτε τη γωνία των διανυσμάτων α και β</text:span></text:p>
      <text:p text:style-name="P39"/>
      <text:p text:style-name="P40">20. <text:span text:style-name="T5">Δίνονται τα σημεία Α(3</text:span>x,y) <text:span text:style-name="T5">και Β(4</text:span>x+3y, 2y). <text:span text:style-name="T5">Να βρείτε τα </text:span>x,y <text:span text:style-name="T5">έτσι, ώστε το διάνυσμα </text:span><text:span text:style-name="T5"><draw:frame draw:style-name="fr1" draw:name="Αντικείμενο109" text:anchor-type="as-char" svg:y="-0.429cm" svg:width="0.573cm" svg:height="0.52cm" draw:z-index="108"><draw:object xlink:href="./Object 109" xlink:type="simple" xlink:show="embed" xlink:actuate="onLoad"/><draw:image xlink:href="./ObjectReplacements/Object 109" xlink:type="simple" xlink:show="embed" xlink:actuate="onLoad"/></draw:frame></text:span><text:span text:style-name="T5"><text:s text:c="2"/>να σχηματίζει με τον άξονα </text:span>x’x <text:span text:style-name="T5">γωνία 135</text:span><text:span text:style-name="T29">ο</text:span><text:span text:style-name="T31"> <text:s/>και να έχει μέτρο </text:span><text:span text:style-name="T31"><draw:frame draw:style-name="fr1" draw:name="Αντικείμενο110" text:anchor-type="as-char" svg:y="-0.416cm" svg:width="0.728cm" svg:height="0.506cm" draw:z-index="109"><draw:object xlink:href="./Object 110" xlink:type="simple" xlink:show="embed" xlink:actuate="onLoad"/><draw:image xlink:href="./ObjectReplacements/Object 110" xlink:type="simple" xlink:show="embed" xlink:actuate="onLoad"/></draw:frame></text:span><text:span text:style-name="T31">.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60"><text:page-number text:select-page="current">5</text:page-number></text:p>
      <text:p text:style-name="P32"><text:s/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2:52:05.389000000</meta:creation-date>
    <dc:date>2023-10-24T13:41:44.076000000</dc:date>
    <meta:editing-duration>PT1H56M9S</meta:editing-duration>
    <meta:editing-cycles>35</meta:editing-cycles>
    <meta:generator>LibreOffice/7.5.2.2$Windows_X86_64 LibreOffice_project/53bb9681a964705cf672590721dbc85eb4d0c3a2</meta:generator>
    <meta:document-statistic meta:table-count="0" meta:image-count="0" meta:object-count="110" meta:page-count="5" meta:paragraph-count="82" meta:word-count="655" meta:character-count="3650" meta:non-whitespace-character-count="2640"/>
  </office:meta>
</office:document-meta>
</file>

<file path=Object 1/content.xml><?xml version="1.0" encoding="utf-8"?>
<math xmlns="http://www.w3.org/1998/Math/MathML" display="block">
  <semantics>
    <mrow>
      <mrow>
        <mover accent="true">
          <mi mathvariant="italic">OA</mi>
          <mo stretchy="false">⃗</mo>
        </mover>
        <mo stretchy="false">=</mo>
        <mrow>
          <mo fence="true" form="prefix" stretchy="false">(</mo>
          <mrow>
            <mrow>
              <mn>....</mn>
              <mi>,</mi>
              <mn>.....</mn>
            </mrow>
          </mrow>
          <mo fence="true" form="postfix" stretchy="false">)</mo>
        </mrow>
      </mrow>
      <mn>.</mn>
    </mrow>
    <annotation encoding="StarMath 5.0">vec OA = ( ....,..... ). 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a</mi>
              <mo stretchy="false">⃗</mo>
            </mover>
            <mi>,</mi>
            <mover accent="true">
              <mi>β</mi>
              <mo stretchy="false">⃗</mo>
            </mover>
            <mi mathvariant="normal">:</mi>
            <mi mathvariant="italic">αντίθετα</mi>
          </mrow>
        </mrow>
        <mo fence="true" form="postfix" stretchy="false">)</mo>
      </mrow>
      <mo stretchy="false">⇔</mo>
      <mn>...........................</mn>
      <mi>.</mi>
    </mrow>
    <annotation encoding="StarMath 5.0">( vec a, vec β:αντίθετα ) dlrarrow ............................</annotation>
  </semantics>
</math>
</file>

<file path=Object 100/content.xml><?xml version="1.0" encoding="utf-8"?>
<math xmlns="http://www.w3.org/1998/Math/MathML" display="block">
  <semantics>
    <mover accent="true">
      <mi>β</mi>
      <mo stretchy="false">⃗</mo>
    </mover>
    <annotation encoding="StarMath 5.0">vec β</annotation>
  </semantics>
</math>
</file>

<file path=Object 101/content.xml><?xml version="1.0" encoding="utf-8"?>
<math xmlns="http://www.w3.org/1998/Math/MathML" display="block">
  <semantics>
    <mover accent="true">
      <mi>α</mi>
      <mo stretchy="false">⃗</mo>
    </mover>
    <annotation encoding="StarMath 5.0">vec α</annotation>
  </semantics>
</math>
</file>

<file path=Object 102/content.xml><?xml version="1.0" encoding="utf-8"?>
<math xmlns="http://www.w3.org/1998/Math/MathML" display="block">
  <semantics>
    <mover accent="true">
      <mi>α</mi>
      <mo stretchy="false">⃗</mo>
    </mover>
    <annotation encoding="StarMath 5.0">vec α</annotation>
  </semantics>
</math>
</file>

<file path=Object 103/content.xml><?xml version="1.0" encoding="utf-8"?>
<math xmlns="http://www.w3.org/1998/Math/MathML" display="block">
  <semantics>
    <mrow>
      <mi>φ</mi>
      <mo stretchy="false">=</mo>
      <mfrac>
        <mi>π</mi>
        <mn>6</mn>
      </mfrac>
    </mrow>
    <annotation encoding="StarMath 5.0">φ  = frac { π }{ 6 }</annotation>
  </semantics>
</math>
</file>

<file path=Object 104/content.xml><?xml version="1.0" encoding="utf-8"?>
<math xmlns="http://www.w3.org/1998/Math/MathML" display="block">
  <semantics>
    <mrow>
      <mi>φ</mi>
      <mo stretchy="false">=</mo>
      <mfrac>
        <mrow>
          <mn>3</mn>
          <mi>π</mi>
        </mrow>
        <mn>4</mn>
      </mfrac>
    </mrow>
    <annotation encoding="StarMath 5.0">φ= frac { 3π }{ 4 }</annotation>
  </semantics>
</math>
</file>

<file path=Object 105/content.xml><?xml version="1.0" encoding="utf-8"?>
<math xmlns="http://www.w3.org/1998/Math/MathML" display="block">
  <semantics>
    <mover accent="true">
      <mi mathvariant="italic">ΑΒ</mi>
      <mo stretchy="false">⃗</mo>
    </mover>
    <annotation encoding="StarMath 5.0">vec ΑΒ</annotation>
  </semantics>
</math>
</file>

<file path=Object 106/content.xml><?xml version="1.0" encoding="utf-8"?>
<math xmlns="http://www.w3.org/1998/Math/MathML" display="block">
  <semantics>
    <mrow>
      <mo stretchy="false">−</mo>
      <msqrt>
        <mn>3</mn>
      </msqrt>
    </mrow>
    <annotation encoding="StarMath 5.0">-sqrt3</annotation>
  </semantics>
</math>
</file>

<file path=Object 107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n>2,2</mn>
        </mrow>
        <mo fence="true" form="postfix" stretchy="false">)</mo>
      </mrow>
    </mrow>
    <annotation encoding="StarMath 5.0">vec α = ( 2,2 )</annotation>
  </semantics>
</math>
</file>

<file path=Object 108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n>1</mn>
            <mrow>
              <mi>,</mi>
              <mo stretchy="false">−</mo>
              <msqrt>
                <mn>3</mn>
              </msqrt>
            </mrow>
          </mrow>
        </mrow>
        <mo fence="true" form="postfix" stretchy="false">)</mo>
      </mrow>
    </mrow>
    <annotation encoding="StarMath 5.0">vec β =( 1,-sqrt3 )</annotation>
  </semantics>
</math>
</file>

<file path=Object 109/content.xml><?xml version="1.0" encoding="utf-8"?>
<math xmlns="http://www.w3.org/1998/Math/MathML" display="block">
  <semantics>
    <mover accent="true">
      <mi mathvariant="italic">ΑΒ</mi>
      <mo stretchy="false">⃗</mo>
    </mover>
    <annotation encoding="StarMath 5.0">vec ΑΒ </annotation>
  </semantics>
</math>
</file>

<file path=Object 11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≠</mo>
        <mover accent="true">
          <mn>0</mn>
          <mo stretchy="false">⃗</mo>
        </mover>
      </mrow>
      <mi>,</mi>
    </mrow>
    <annotation encoding="StarMath 5.0">vec a &lt;&gt; vec 0 , </annotation>
  </semantics>
</math>
</file>

<file path=Object 110/content.xml><?xml version="1.0" encoding="utf-8"?>
<math xmlns="http://www.w3.org/1998/Math/MathML" display="block">
  <semantics>
    <mrow>
      <mn>2</mn>
      <msqrt>
        <mn>2</mn>
      </msqrt>
    </mrow>
    <annotation encoding="StarMath 5.0">2 sqrt2</annotation>
  </semantics>
</math>
</file>

<file path=Object 12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∥</mo>
        <mi>x</mi>
      </mrow>
      <mi>'</mi>
      <mi>x</mi>
      <mo stretchy="false">⇔</mo>
      <mn>..................................</mn>
    </mrow>
    <annotation encoding="StarMath 5.0">vec a parallel x'x dlrarrow .................................. </annotation>
  </semantics>
</math>
</file>

<file path=Object 13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∥</mo>
        <mi>y</mi>
      </mrow>
      <mi>'</mi>
      <mi>y</mi>
      <mo stretchy="false">⇔</mo>
      <mn>...............................</mn>
      <mi>.</mi>
    </mrow>
    <annotation encoding="StarMath 5.0">vec a parallel y'y dlrarrow ................................</annotation>
  </semantics>
</math>
</file>

<file path=Object 14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a = ( x_1,y_1 )</annotation>
  </semantics>
</math>
</file>

<file path=Object 15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sub>
                <mi>x</mi>
                <mn>2</mn>
              </msub>
              <mi>,</mi>
              <msub>
                <mi>y</mi>
                <mn>2</mn>
              </msub>
            </mrow>
          </mrow>
          <mo fence="true" form="postfix" stretchy="false">)</mo>
        </mrow>
      </mrow>
      <mi>,</mi>
    </mrow>
    <annotation encoding="StarMath 5.0">vec β = ( x_2, y_2 ), </annotation>
  </semantics>
</math>
</file>

<file path=Object 1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+</mo>
        <mover accent="true">
          <mi>β</mi>
          <mo stretchy="false">⃗</mo>
        </mover>
      </mrow>
      <mo stretchy="false">=</mo>
      <mrow>
        <mo fence="true" form="prefix" stretchy="false">(</mo>
        <mrow>
          <mrow>
            <mn>...............</mn>
            <mi>,</mi>
            <mn>...................</mn>
          </mrow>
        </mrow>
        <mo fence="true" form="postfix" stretchy="false">)</mo>
      </mrow>
    </mrow>
    <annotation encoding="StarMath 5.0">vec a + vec β = ( ..............., ................... )</annotation>
  </semantics>
</math>
</file>

<file path=Object 17/content.xml><?xml version="1.0" encoding="utf-8"?>
<math xmlns="http://www.w3.org/1998/Math/MathML" display="block">
  <semantics>
    <mrow>
      <mrow>
        <mi>λ</mi>
        <mo stretchy="false">⋅</mo>
        <mover accent="true">
          <mi>a</mi>
          <mo stretchy="false">⃗</mo>
        </mover>
      </mrow>
      <mo stretchy="false">=</mo>
      <mrow>
        <mo fence="true" form="prefix" stretchy="false">(</mo>
        <mrow>
          <mrow>
            <mn>.................</mn>
            <mi>,</mi>
            <mn>....................</mn>
          </mrow>
        </mrow>
        <mo fence="true" form="postfix" stretchy="false">)</mo>
      </mrow>
    </mrow>
    <annotation encoding="StarMath 5.0">λ cdot vec a = ( .................,.................... )</annotation>
  </semantics>
</math>
</file>

<file path=Object 18/content.xml><?xml version="1.0" encoding="utf-8"?>
<math xmlns="http://www.w3.org/1998/Math/MathML" display="block">
  <semantics>
    <mrow>
      <mrow>
        <mrow>
          <mi>λ</mi>
          <mo stretchy="false">⋅</mo>
          <mover accent="true">
            <mi>a</mi>
            <mo stretchy="false">⃗</mo>
          </mover>
        </mrow>
        <mo stretchy="false">+</mo>
        <mrow>
          <mi>μ</mi>
          <mo stretchy="false">⋅</mo>
          <mover accent="true">
            <mi>β</mi>
            <mo stretchy="false">⃗</mo>
          </mover>
        </mrow>
      </mrow>
      <mo stretchy="false">=</mo>
      <mrow>
        <mo fence="true" form="prefix" stretchy="false">(</mo>
        <mrow>
          <mrow>
            <mn>....................</mn>
            <mi>,</mi>
            <mn>...................</mn>
          </mrow>
        </mrow>
        <mo fence="true" form="postfix" stretchy="false">)</mo>
      </mrow>
    </mrow>
    <annotation encoding="StarMath 5.0">λ cdot vec a + μ cdot vec β= ( ....................,................... )</annotation>
  </semantics>
</math>
</file>

<file path=Object 19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row>
          <mi>x</mi>
          <mo stretchy="false">⋅</mo>
          <mover accent="true">
            <mi>i</mi>
            <mo stretchy="false">⃗</mo>
          </mover>
        </mrow>
        <mo stretchy="false">+</mo>
        <mrow>
          <mi>y</mi>
          <mo stretchy="false">⋅</mo>
          <mover accent="true">
            <mi>j</mi>
            <mo stretchy="false">⃗</mo>
          </mover>
        </mrow>
      </mrow>
    </mrow>
    <annotation encoding="StarMath 5.0">vec a = x cdot vec i + y cdot vec j</annotation>
  </semantics>
</math>
</file>

<file path=Object 20/content.xml><?xml version="1.0" encoding="utf-8"?>
<math xmlns="http://www.w3.org/1998/Math/MathML" display="block">
  <semantics>
    <mrow>
      <mi>B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B( x_2,y_2 )</annotation>
  </semantics>
</math>
</file>

<file path=Object 21/content.xml><?xml version="1.0" encoding="utf-8"?>
<math xmlns="http://www.w3.org/1998/Math/MathML" display="block">
  <semantics>
    <mrow>
      <mi>x</mi>
      <mo stretchy="false">=</mo>
      <mn>..................................</mn>
    </mrow>
    <annotation encoding="StarMath 5.0">x = ..................................  </annotation>
  </semantics>
</math>
</file>

<file path=Object 22/content.xml><?xml version="1.0" encoding="utf-8"?>
<math xmlns="http://www.w3.org/1998/Math/MathML" display="block">
  <semantics>
    <mrow>
      <mrow>
        <mi>y</mi>
        <mo stretchy="false">=</mo>
        <mn>....................................</mn>
      </mrow>
      <mi>.</mi>
    </mrow>
    <annotation encoding="StarMath 5.0">y= .....................................</annotation>
  </semantics>
</math>
</file>

<file path=Object 23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  </annotation>
  </semantics>
</math>
</file>

<file path=Object 24/content.xml><?xml version="1.0" encoding="utf-8"?>
<math xmlns="http://www.w3.org/1998/Math/MathML" display="block">
  <semantics>
    <mrow>
      <mi>Β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Β( x_2,y_2 )</annotation>
  </semantics>
</math>
</file>

<file path=Object 25/content.xml><?xml version="1.0" encoding="utf-8"?>
<math xmlns="http://www.w3.org/1998/Math/MathML" display="block">
  <semantics>
    <mrow>
      <mover accent="true">
        <mi mathvariant="italic">AB</mi>
        <mo stretchy="false">⃗</mo>
      </mover>
      <mo stretchy="false">=</mo>
      <mrow>
        <mo fence="true" form="prefix" stretchy="false">(</mo>
        <mrow>
          <mrow>
            <mn>...................</mn>
            <mi>,</mi>
            <mn>.....................</mn>
          </mrow>
        </mrow>
        <mo fence="true" form="postfix" stretchy="false">)</mo>
      </mrow>
    </mrow>
    <annotation encoding="StarMath 5.0">vec AB=( ...................,..................... )</annotation>
  </semantics>
</math>
</file>

<file path=Object 26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 mathvariant="italic">AB</mi>
              <mo stretchy="false">⃗</mo>
            </mover>
          </mrow>
          <mo fence="true" form="postfix" stretchy="true">|</mo>
        </mrow>
        <mo stretchy="false">=</mo>
        <mn>..................................</mn>
      </mrow>
      <mi>.</mi>
    </mrow>
    <annotation encoding="StarMath 5.0">abs vec AB=...................................</annotation>
  </semantics>
</math>
</file>

<file path=Object 27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</mrow>
      <mi>,</mi>
    </mrow>
    <annotation encoding="StarMath 5.0">vec a=( x,y ),</annotation>
  </semantics>
</math>
</file>

<file path=Object 28/content.xml><?xml version="1.0" encoding="utf-8"?>
<math xmlns="http://www.w3.org/1998/Math/MathML" display="block">
  <semantics>
    <mrow>
      <mrow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o stretchy="false">=</mo>
        <mn>...............................</mn>
      </mrow>
      <mi>.</mi>
    </mrow>
    <annotation encoding="StarMath 5.0">abs vec α =................................</annotation>
  </semantics>
</math>
</file>

<file path=Object 29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ver accent="true">
                <mi>a</mi>
                <mo stretchy="false">⃗</mo>
              </mover>
              <mi>,</mi>
              <mover accent="true">
                <mi>β</mi>
                <mo stretchy="false">⃗</mo>
              </mover>
            </mrow>
          </mrow>
          <mo fence="true" form="postfix" stretchy="false">)</mo>
        </mrow>
        <mo stretchy="false">=</mo>
        <mn>0</mn>
      </mrow>
      <mo stretchy="false">⇔</mo>
      <mn>........................................</mn>
    </mrow>
    <annotation encoding="StarMath 5.0">det( vec a, vec β ) = 0 dlrarrow ........................................ </annotation>
  </semantics>
</math>
</file>

<file path=Object 3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o fence="true" form="prefix" stretchy="false">(</mo>
        <mrow>
          <mrow>
            <mn>....</mn>
            <mi>,</mi>
            <mn>....</mn>
          </mrow>
        </mrow>
        <mo fence="true" form="postfix" stretchy="false">)</mo>
      </mrow>
    </mrow>
    <annotation encoding="StarMath 5.0">vec a  =( ....,.... )</annotation>
  </semantics>
</math>
</file>

<file path=Object 30/content.xml><?xml version="1.0" encoding="utf-8"?>
<math xmlns="http://www.w3.org/1998/Math/MathML" display="block">
  <semantics>
    <mover accent="true">
      <mi>α</mi>
      <mo stretchy="false">⃗</mo>
    </mover>
    <annotation encoding="StarMath 5.0">vec α</annotation>
  </semantics>
</math>
</file>

<file path=Object 31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</mrow>
      <mi>,</mi>
      <mrow>
        <mi>x</mi>
        <mo stretchy="false">≠</mo>
        <mn>0</mn>
      </mrow>
    </mrow>
    <annotation encoding="StarMath 5.0">vec α =( x,y ) , x &lt;&gt;0 </annotation>
  </semantics>
</math>
</file>

<file path=Object 32/content.xml><?xml version="1.0" encoding="utf-8"?>
<math xmlns="http://www.w3.org/1998/Math/MathML" display="block">
  <semantics>
    <mover accent="true">
      <mi>α</mi>
      <mo stretchy="false">⃗</mo>
    </mover>
    <annotation encoding="StarMath 5.0">vec α</annotation>
  </semantics>
</math>
</file>

<file path=Object 33/content.xml><?xml version="1.0" encoding="utf-8"?>
<math xmlns="http://www.w3.org/1998/Math/MathML" display="block">
  <semantics>
    <mrow>
      <mrow>
        <msub>
          <mi>λ</mi>
          <mover accent="true">
            <mi>α</mi>
            <mo stretchy="false">⃗</mo>
          </mover>
        </msub>
        <mo stretchy="false">=</mo>
        <mn>.....................</mn>
        <mo stretchy="false">=</mo>
        <mn>..............................</mn>
      </mrow>
      <mi>.</mi>
    </mrow>
    <annotation encoding="StarMath 5.0">λ_vec α =.....................=...............................</annotation>
  </semantics>
</math>
</file>

<file path=Object 34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</mrow>
      <mi>,</mi>
      <mrow>
        <mi>x</mi>
        <mo stretchy="false">≠</mo>
        <mn>0</mn>
      </mrow>
    </mrow>
    <annotation encoding="StarMath 5.0">vec α = ( x,y ) , x &lt;&gt;0 </annotation>
  </semantics>
</math>
</file>

<file path=Object 35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i>x</mi>
      </mrow>
      <mi>'</mi>
      <mi>x</mi>
      <mi>,</mi>
    </mrow>
    <annotation encoding="StarMath 5.0">vec α parallel x'x ,</annotation>
  </semantics>
</math>
</file>

<file path=Object 36/content.xml><?xml version="1.0" encoding="utf-8"?>
<math xmlns="http://www.w3.org/1998/Math/MathML" display="block">
  <semantics>
    <mrow>
      <mrow>
        <msub>
          <mi>λ</mi>
          <mover accent="true">
            <mi>α</mi>
            <mo stretchy="false">⃗</mo>
          </mover>
        </msub>
        <mo stretchy="false">=</mo>
        <mn>...............</mn>
      </mrow>
      <mi>.</mi>
    </mrow>
    <annotation encoding="StarMath 5.0">λ_vec α=................</annotation>
  </semantics>
</math>
</file>

<file path=Object 37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</annotation>
  </semantics>
</math>
</file>

<file path=Object 38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over accent="true">
          <mi>β</mi>
          <mo stretchy="false">⃗</mo>
        </mover>
      </mrow>
      <mo stretchy="false">⇔</mo>
      <mrow>
        <msub>
          <mi>λ</mi>
          <mover accent="true">
            <mi>α</mi>
            <mo stretchy="false">⃗</mo>
          </mover>
        </msub>
        <mo stretchy="false">=</mo>
        <mn>...........................</mn>
      </mrow>
      <mi>.</mi>
    </mrow>
    <annotation encoding="StarMath 5.0">vec α parallel vec β dlrarrow λ_vec α=............................</annotation>
  </semantics>
</math>
</file>

<file path=Object 39/content.xml><?xml version="1.0" encoding="utf-8"?>
<math xmlns="http://www.w3.org/1998/Math/MathML" display="block">
  <semantics>
    <mrow>
      <mover accent="true">
        <mi mathvariant="italic">ΟΑ</mi>
        <mo stretchy="false">⃗</mo>
      </mover>
      <mo stretchy="false">=</mo>
      <mrow>
        <mo fence="true" form="prefix" stretchy="false">(</mo>
        <mrow>
          <mrow>
            <mi>x</mi>
            <mi>,</mi>
            <mi>y</mi>
            <mi>,</mi>
          </mrow>
        </mrow>
        <mo fence="true" form="postfix" stretchy="false">)</mo>
      </mrow>
    </mrow>
    <annotation encoding="StarMath 5.0">vec ΟΑ=( x,y ,)</annotation>
  </semantics>
</math>
</file>

<file path=Object 4/content.xml><?xml version="1.0" encoding="utf-8"?>
<math xmlns="http://www.w3.org/1998/Math/MathML" display="block">
  <semantics>
    <mrow>
      <mrow>
        <mi>x</mi>
        <mo stretchy="false">⋅</mo>
        <mover accent="true">
          <mi>i</mi>
          <mo stretchy="false">⃗</mo>
        </mover>
      </mrow>
      <mi>,</mi>
      <mrow>
        <mi>y</mi>
        <mo stretchy="false">⋅</mo>
        <mover accent="true">
          <mi>j</mi>
          <mo stretchy="false">⃗</mo>
        </mover>
      </mrow>
    </mrow>
    <annotation encoding="StarMath 5.0">x cdot vec i, y cdot vec j</annotation>
  </semantics>
</math>
</file>

<file path=Object 40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</mrow>
      <mi>,</mi>
    </mrow>
    <annotation encoding="StarMath 5.0">vec α=( x,y ),</annotation>
  </semantics>
</math>
</file>

<file path=Object 41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i>x</mi>
      </mrow>
      <mi>'</mi>
      <mi>x</mi>
      <mo stretchy="false">⇔</mo>
      <mrow>
        <mi>x</mi>
        <mo stretchy="false">=</mo>
        <mn>0</mn>
      </mrow>
    </mrow>
    <annotation encoding="StarMath 5.0">vec α parallel x'x dlrarrow x=0</annotation>
  </semantics>
</math>
</file>

<file path=Object 42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i>x</mi>
      </mrow>
      <mi>'</mi>
      <mi>x</mi>
      <mo stretchy="false">⇔</mo>
      <mrow>
        <mi>y</mi>
        <mo stretchy="false">=</mo>
        <mn>0</mn>
      </mrow>
    </mrow>
    <annotation encoding="StarMath 5.0">vec α parallel x'x  dlrarrow y=0</annotation>
  </semantics>
</math>
</file>

<file path=Object 43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i>y</mi>
      </mrow>
      <mi>'</mi>
      <mi>y</mi>
      <mo stretchy="false">⇔</mo>
      <mrow>
        <mi>y</mi>
        <mo stretchy="false">=</mo>
        <mn>0</mn>
      </mrow>
    </mrow>
    <annotation encoding="StarMath 5.0">vec α parallel y'y dlrarrow y=0</annotation>
  </semantics>
</math>
</file>

<file path=Object 44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45/content.xml><?xml version="1.0" encoding="utf-8"?>
<math xmlns="http://www.w3.org/1998/Math/MathML" display="block">
  <semantics>
    <mrow>
      <mi>B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  <mi>,</mi>
    </mrow>
    <annotation encoding="StarMath 5.0">B( x_2,y_2 ), </annotation>
  </semantics>
</math>
</file>

<file path=Object 46/content.xml><?xml version="1.0" encoding="utf-8"?>
<math xmlns="http://www.w3.org/1998/Math/MathML" display="block">
  <semantics>
    <mrow>
      <mo stretchy="false">⇔</mo>
      <mrow>
        <mrow>
          <msub>
            <mi>x</mi>
            <mn>1</mn>
          </msub>
          <mo stretchy="false">+</mo>
          <msub>
            <mi>x</mi>
            <mn>2</mn>
          </msub>
        </mrow>
        <mo stretchy="false">=</mo>
        <mrow>
          <mn>2</mn>
          <mo stretchy="false">⋅</mo>
          <mi>x</mi>
        </mrow>
      </mrow>
    </mrow>
    <annotation encoding="StarMath 5.0">dlrarrow x_1+x_2 = 2 cdot x</annotation>
  </semantics>
</math>
</file>

<file path=Object 47/content.xml><?xml version="1.0" encoding="utf-8"?>
<math xmlns="http://www.w3.org/1998/Math/MathML" display="block">
  <semantics>
    <mrow>
      <mrow>
        <msub>
          <mi>y</mi>
          <mn>1</mn>
        </msub>
        <mo stretchy="false">+</mo>
        <msub>
          <mi>y</mi>
          <mn>2</mn>
        </msub>
      </mrow>
      <mo stretchy="false">=</mo>
      <mrow>
        <mn>2</mn>
        <mo stretchy="false">⋅</mo>
        <mi>y</mi>
      </mrow>
    </mrow>
    <annotation encoding="StarMath 5.0">y_1+y_2 = 2 cdot y </annotation>
  </semantics>
</math>
</file>

<file path=Object 48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row>
        <mo fence="true" form="prefix" stretchy="false">(</mo>
        <mrow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  <mi>,</mi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</mrow>
        <mo fence="true" form="postfix" stretchy="false">)</mo>
      </mrow>
    </mrow>
    <annotation encoding="StarMath 5.0">vec ΑΒ = ( x_1-x_2,y_1-y_2 )</annotation>
  </semantics>
</math>
</file>

<file path=Object 49/content.xml><?xml version="1.0" encoding="utf-8"?>
<math xmlns="http://www.w3.org/1998/Math/MathML" display="block">
  <semantics>
    <msqrt>
      <mrow>
        <mo fence="true" form="prefix" stretchy="false">(</mo>
        <mrow>
          <mrow>
            <msup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−</mo>
                    <msub>
                      <mi>y</mi>
                      <mn>1</mn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−</mo>
                    <msub>
                      <mi>y</mi>
                      <mn>2</mn>
                    </msub>
                  </mrow>
                </mrow>
                <mo fence="true" form="postfix" stretchy="false">)</mo>
              </mrow>
              <mn>2</mn>
            </msup>
          </mrow>
        </mrow>
        <mo fence="true" form="postfix" stretchy="false">)</mo>
      </mrow>
    </msqrt>
    <annotation encoding="StarMath 5.0">sqrt( (x_1-y_1 )^2 + (x_2-y_2)^2)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⃗</mo>
      </mover>
      <mi>.</mi>
    </mrow>
    <annotation encoding="StarMath 5.0">vec a.</annotation>
  </semantics>
</math>
</file>

<file path=Object 50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51/content.xml><?xml version="1.0" encoding="utf-8"?>
<math xmlns="http://www.w3.org/1998/Math/MathML" display="block">
  <semantics>
    <mrow>
      <mn>0</mn>
      <mo stretchy="false">≤</mo>
      <mi>φ</mi>
      <mo stretchy="false">&lt;</mo>
      <mi>π</mi>
    </mrow>
    <annotation encoding="StarMath 5.0">0 &lt;= φ &lt; π </annotation>
  </semantics>
</math>
</file>

<file path=Object 52/content.xml><?xml version="1.0" encoding="utf-8"?>
<math xmlns="http://www.w3.org/1998/Math/MathML" display="block">
  <semantics>
    <mrow>
      <mrow>
        <msub>
          <mi>λ</mi>
          <mover accent="true">
            <mi>α</mi>
            <mo stretchy="false">⃗</mo>
          </mover>
        </msub>
        <mo stretchy="false">=</mo>
        <mi mathvariant="italic">εφφ</mi>
      </mrow>
      <mi>,</mi>
      <mover accent="true">
        <mi>α</mi>
        <mo stretchy="false">⃗</mo>
      </mover>
    </mrow>
    <annotation encoding="StarMath 5.0">λ_vec α = εφφ, vec α  </annotation>
  </semantics>
</math>
</file>

<file path=Object 53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</annotation>
  </semantics>
</math>
</file>

<file path=Object 54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over accent="true">
          <mi>β</mi>
          <mo stretchy="false">⃗</mo>
        </mover>
      </mrow>
      <mo stretchy="false">⇔</mo>
      <mrow>
        <mrow>
          <msub>
            <mi>λ</mi>
            <mover accent="true">
              <mi>α</mi>
              <mo stretchy="false">⃗</mo>
            </mover>
          </msub>
          <mo stretchy="false">−</mo>
          <msub>
            <mi>λ</mi>
            <mover accent="true">
              <mi>β</mi>
              <mo stretchy="false">⃗</mo>
            </mover>
          </msub>
        </mrow>
        <mo stretchy="false">=</mo>
        <mn>0</mn>
      </mrow>
    </mrow>
    <annotation encoding="StarMath 5.0">vec α parallel vec β dlrarrow λ_vec α -λ_vec β = 0</annotation>
  </semantics>
</math>
</file>

<file path=Object 55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o stretchy="false">−</mo>
            <mn>1,2</mn>
          </mrow>
        </mrow>
        <mo fence="true" form="postfix" stretchy="false">)</mo>
      </mrow>
    </mrow>
    <annotation encoding="StarMath 5.0">vec α = (-1,2 )</annotation>
  </semantics>
</math>
</file>

<file path=Object 56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row>
          <mo fence="true" form="prefix" stretchy="false">(</mo>
          <mrow>
            <mn>3,1</mn>
          </mrow>
          <mo fence="true" form="postfix" stretchy="false">)</mo>
        </mrow>
      </mrow>
      <mi>.</mi>
    </mrow>
    <annotation encoding="StarMath 5.0">vec β = ( 3,1 ).</annotation>
  </semantics>
</math>
</file>

<file path=Object 57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row>
        <mover accent="true">
          <mi>α</mi>
          <mo stretchy="false">⃗</mo>
        </mover>
        <mo stretchy="false">+</mo>
        <mover accent="true">
          <mi>β</mi>
          <mo stretchy="false">⃗</mo>
        </mover>
      </mrow>
    </mrow>
    <annotation encoding="StarMath 5.0">vec v = vec α + vec β</annotation>
  </semantics>
</math>
</file>

<file path=Object 58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row>
          <mn>2</mn>
          <mo stretchy="false">⋅</mo>
          <mover accent="true">
            <mi>α</mi>
            <mo stretchy="false">⃗</mo>
          </mover>
        </mrow>
        <mo stretchy="false">−</mo>
        <mrow>
          <mn>3</mn>
          <mo stretchy="false">⋅</mo>
          <mover accent="true">
            <mi>β</mi>
            <mo stretchy="false">⃗</mo>
          </mover>
        </mrow>
        <mo stretchy="false">−</mo>
        <mover accent="true">
          <mi>v</mi>
          <mo stretchy="false">⃗</mo>
        </mover>
      </mrow>
    </mrow>
    <annotation encoding="StarMath 5.0">vec u = 2 cdot vec α -3 cdot vec β- vec v</annotation>
  </semantics>
</math>
</file>

<file path=Object 59/content.xml><?xml version="1.0" encoding="utf-8"?>
<math xmlns="http://www.w3.org/1998/Math/MathML" display="block">
  <semantics>
    <mrow>
      <mover accent="true">
        <mi>x</mi>
        <mo stretchy="false">⃗</mo>
      </mover>
      <mi>,</mi>
    </mrow>
    <annotation encoding="StarMath 5.0">vec x,</annotation>
  </semantics>
</math>
</file>

<file path=Object 6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a = ( x _1 , y_1 )  </annotation>
  </semantics>
</math>
</file>

<file path=Object 60/content.xml><?xml version="1.0" encoding="utf-8"?>
<math xmlns="http://www.w3.org/1998/Math/MathML" display="block">
  <semantics>
    <mrow>
      <mrow>
        <mrow>
          <mrow>
            <mn>2</mn>
            <mo stretchy="false">⋅</mo>
            <mrow>
              <mo fence="true" form="prefix" stretchy="false">(</mo>
              <mrow>
                <mrow>
                  <mover accent="true">
                    <mi>α</mi>
                    <mo stretchy="false">⃗</mo>
                  </mover>
                  <mo stretchy="false">−</mo>
                  <mover accent="true">
                    <mi>x</mi>
                    <mo stretchy="false">⃗</mo>
                  </mover>
                </mrow>
              </mrow>
              <mo fence="true" form="postfix" stretchy="false">)</mo>
            </mrow>
          </mrow>
          <mo stretchy="false">−</mo>
          <mrow>
            <mn>3</mn>
            <mo stretchy="false">⋅</mo>
            <mover accent="true">
              <mi>β</mi>
              <mo stretchy="false">⃗</mo>
            </mover>
          </mrow>
        </mrow>
        <mo stretchy="false">=</mo>
        <mrow>
          <mover accent="true">
            <mi>x</mi>
            <mo stretchy="false">⃗</mo>
          </mover>
          <mo stretchy="false">−</mo>
          <mover accent="true">
            <mi>α</mi>
            <mo stretchy="false">⃗</mo>
          </mover>
        </mrow>
      </mrow>
      <mi>.</mi>
    </mrow>
    <annotation encoding="StarMath 5.0">2cdot( vec α - vec x  ) -3 cdot vec β= vec x - vec α.</annotation>
  </semantics>
</math>
</file>

<file path=Object 61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row>
        <mrow>
          <mn>2</mn>
          <mo stretchy="false">⋅</mo>
          <mover accent="true">
            <mi mathvariant="italic">OA</mi>
            <mo stretchy="false">⃗</mo>
          </mover>
        </mrow>
        <mo stretchy="false">−</mo>
        <mrow>
          <mn>3</mn>
          <mo stretchy="false">⋅</mo>
          <mover accent="true">
            <mi mathvariant="italic">OB</mi>
            <mo stretchy="false">⃗</mo>
          </mover>
        </mrow>
      </mrow>
    </mrow>
    <annotation encoding="StarMath 5.0">vec v= 2 cdot vec OA - 3 cdot vec OB</annotation>
  </semantics>
</math>
</file>

<file path=Object 62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−</mo>
                <mn>4</mn>
              </mrow>
              <mi>y</mi>
              <mn>,2</mn>
              <mrow>
                <mi>z</mi>
                <mo stretchy="false">−</mo>
                <mn>3</mn>
              </mrow>
            </mrow>
          </mrow>
          <mo fence="true" form="postfix" stretchy="false">)</mo>
        </mrow>
      </mrow>
      <mi>,</mi>
    </mrow>
    <annotation encoding="StarMath 5.0">vec α =( x^2-4y,2z-3 ),</annotation>
  </semantics>
</math>
</file>

<file path=Object 63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row>
                <msup>
                  <mi>y</mi>
                  <mn>2</mn>
                </msup>
                <mo stretchy="false">+</mo>
                <mn>2</mn>
              </mrow>
              <mrow>
                <mi>x</mi>
                <mo stretchy="false">+</mo>
                <mn>5</mn>
              </mrow>
              <mi>,</mi>
              <mi>z</mi>
            </mrow>
          </mrow>
          <mo fence="true" form="postfix" stretchy="false">)</mo>
        </mrow>
      </mrow>
      <mi>,</mi>
    </mrow>
    <annotation encoding="StarMath 5.0">vec β=( y^2+2x+5,z ),</annotation>
  </semantics>
</math>
</file>

<file path=Object 64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</annotation>
  </semantics>
</math>
</file>

<file path=Object 65/content.xml><?xml version="1.0" encoding="utf-8"?>
<math xmlns="http://www.w3.org/1998/Math/MathML" display="block">
  <semantics>
    <mrow>
      <mn>2</mn>
      <mrow>
        <mover accent="true">
          <mi mathvariant="italic">ΑΜ</mi>
          <mo stretchy="false">⃗</mo>
        </mover>
        <mo stretchy="false">−</mo>
        <mn>3</mn>
      </mrow>
      <mrow>
        <mover accent="true">
          <mi mathvariant="italic">ΒΜ</mi>
          <mo stretchy="false">⃗</mo>
        </mover>
        <mo stretchy="false">=</mo>
        <mover accent="true">
          <mn>0</mn>
          <mo stretchy="false">⃗</mo>
        </mover>
      </mrow>
    </mrow>
    <annotation encoding="StarMath 5.0">2 vec ΑΜ -3 vec ΒΜ = vec 0</annotation>
  </semantics>
</math>
</file>

<file path=Object 66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o stretchy="false">−</mo>
            <mn>1,2</mn>
          </mrow>
        </mrow>
        <mo fence="true" form="postfix" stretchy="false">)</mo>
      </mrow>
    </mrow>
    <annotation encoding="StarMath 5.0">vec α =( -1,2 )</annotation>
  </semantics>
</math>
</file>

<file path=Object 67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n>3</mn>
              <mrow>
                <mi>,</mi>
                <mo stretchy="false">−</mo>
                <mn>2</mn>
              </mrow>
            </mrow>
          </mrow>
          <mo fence="true" form="postfix" stretchy="false">)</mo>
        </mrow>
      </mrow>
      <mi>,</mi>
    </mrow>
    <annotation encoding="StarMath 5.0">vec β =( 3,-2 ), </annotation>
  </semantics>
</math>
</file>

<file path=Object 68/content.xml><?xml version="1.0" encoding="utf-8"?>
<math xmlns="http://www.w3.org/1998/Math/MathML" display="block">
  <semantics>
    <mrow>
      <mrow>
        <mo stretchy="false">−</mo>
        <mn>2</mn>
      </mrow>
      <mover accent="true">
        <mi>α</mi>
        <mo stretchy="false">⃗</mo>
      </mover>
    </mrow>
    <annotation encoding="StarMath 5.0">-2 vec α  </annotation>
  </semantics>
</math>
</file>

<file path=Object 69/content.xml><?xml version="1.0" encoding="utf-8"?>
<math xmlns="http://www.w3.org/1998/Math/MathML" display="block">
  <semantics>
    <mrow>
      <mn>3</mn>
      <mrow>
        <mover accent="true">
          <mi>α</mi>
          <mo stretchy="false">⃗</mo>
        </mover>
        <mo stretchy="false">−</mo>
        <mn>2</mn>
      </mrow>
      <mover accent="true">
        <mi>β</mi>
        <mo stretchy="false">⃗</mo>
      </mover>
    </mrow>
    <annotation encoding="StarMath 5.0">3 vec α -2 vec β</annotation>
  </semantics>
</math>
</file>

<file path=Object 7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sub>
                <mi>x</mi>
                <mn>2</mn>
              </msub>
              <mi>,</mi>
              <msub>
                <mi>y</mi>
                <mn>2</mn>
              </msub>
            </mrow>
          </mrow>
          <mo fence="true" form="postfix" stretchy="false">)</mo>
        </mrow>
      </mrow>
      <mi>,</mi>
    </mrow>
    <annotation encoding="StarMath 5.0">vec β = ( x_2,y_2 ), </annotation>
  </semantics>
</math>
</file>

<file path=Object 70/content.xml><?xml version="1.0" encoding="utf-8"?>
<math xmlns="http://www.w3.org/1998/Math/MathML" display="block">
  <semantics>
    <mrow>
      <mover accent="true">
        <mi>α</mi>
        <mo stretchy="false">⃗</mo>
      </mover>
      <mi>,</mi>
    </mrow>
    <annotation encoding="StarMath 5.0">vec α,</annotation>
  </semantics>
</math>
</file>

<file path=Object 71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row>
          <mo fence="true" form="prefix" stretchy="false">(</mo>
          <mrow>
            <mrow>
              <mrow>
                <mo stretchy="false">−</mo>
                <mn>4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  <mo stretchy="false">+</mo>
        <mrow>
          <mrow>
            <mo fence="true" form="prefix" stretchy="true">|</mo>
            <mrow>
              <mover accent="true">
                <mi>α</mi>
                <mo stretchy="false">⃗</mo>
              </mover>
            </mrow>
            <mo fence="true" form="postfix" stretchy="true">|</mo>
          </mrow>
          <mo stretchy="false">⋅</mo>
          <mrow>
            <mo fence="true" form="prefix" stretchy="false">(</mo>
            <mrow>
              <mn>1,1</mn>
            </mrow>
            <mo fence="true" form="postfix" stretchy="false">)</mo>
          </mrow>
        </mrow>
      </mrow>
    </mrow>
    <annotation encoding="StarMath 5.0">vec α = ( -4, -2 ) + abs{vec α}  cdot ( 1,1 )</annotation>
  </semantics>
</math>
</file>

<file path=Object 72/content.xml><?xml version="1.0" encoding="utf-8"?>
<math xmlns="http://www.w3.org/1998/Math/MathML" display="block">
  <semantics>
    <mover accent="true">
      <mi mathvariant="italic">ΑΜ</mi>
      <mo stretchy="false">⃗</mo>
    </mover>
    <annotation encoding="StarMath 5.0">vec ΑΜ</annotation>
  </semantics>
</math>
</file>

<file path=Object 73/content.xml><?xml version="1.0" encoding="utf-8"?>
<math xmlns="http://www.w3.org/1998/Math/MathML" display="block">
  <semantics>
    <mrow>
      <mo fence="true" form="prefix" stretchy="true">|</mo>
      <mrow>
        <mover accent="true">
          <mi mathvariant="italic">ΑΜ</mi>
          <mo stretchy="false">⃗</mo>
        </mover>
      </mrow>
      <mo fence="true" form="postfix" stretchy="true">|</mo>
    </mrow>
    <annotation encoding="StarMath 5.0">abs { vec ΑΜ }</annotation>
  </semantics>
</math>
</file>

<file path=Object 74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75/content.xml><?xml version="1.0" encoding="utf-8"?>
<math xmlns="http://www.w3.org/1998/Math/MathML" display="block">
  <semantics>
    <mrow>
      <mn>2</mn>
      <mrow>
        <mover accent="true">
          <mi>v</mi>
          <mo stretchy="false">⃗</mo>
        </mover>
        <mo stretchy="false">=</mo>
        <mrow>
          <mover accent="true">
            <mi mathvariant="italic">ΑΒ</mi>
            <mo stretchy="false">⃗</mo>
          </mover>
          <mo stretchy="false">−</mo>
          <mrow>
            <mo fence="true" form="prefix" stretchy="true">|</mo>
            <mrow>
              <mover accent="true">
                <mi>v</mi>
                <mo stretchy="false">⃗</mo>
              </mover>
            </mrow>
            <mo fence="true" form="postfix" stretchy="true">|</mo>
          </mrow>
        </mrow>
      </mrow>
      <mover accent="true">
        <mi mathvariant="italic">ΑΓ</mi>
        <mo stretchy="false">⃗</mo>
      </mover>
    </mrow>
    <annotation encoding="StarMath 5.0">2 vec v = vec ΑΒ - abs{ vec v } vec ΑΓ</annotation>
  </semantics>
</math>
</file>

<file path=Object 76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n>3,1</mn>
          </mrow>
          <mo fence="true" form="postfix" stretchy="false">)</mo>
        </mrow>
      </mrow>
      <mi>,</mi>
    </mrow>
    <annotation encoding="StarMath 5.0">vec α =( 3,1 ),</annotation>
  </semantics>
</math>
</file>

<file path=Object 77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o stretchy="false">−</mo>
            <mn>2,1</mn>
          </mrow>
        </mrow>
        <mo fence="true" form="postfix" stretchy="false">)</mo>
      </mrow>
    </mrow>
    <annotation encoding="StarMath 5.0">vec β =( -2,1 )</annotation>
  </semantics>
</math>
</file>

<file path=Object 78/content.xml><?xml version="1.0" encoding="utf-8"?>
<math xmlns="http://www.w3.org/1998/Math/MathML" display="block">
  <semantics>
    <mrow>
      <mover accent="true">
        <mi>γ</mi>
        <mo stretchy="false">⃗</mo>
      </mover>
      <mo stretchy="false">=</mo>
      <mrow>
        <mo fence="true" form="prefix" stretchy="false">(</mo>
        <mrow>
          <mrow>
            <mn>12</mn>
            <mrow>
              <mi>,</mi>
              <mo stretchy="false">−</mo>
              <mn>5</mn>
            </mrow>
          </mrow>
        </mrow>
        <mo fence="true" form="postfix" stretchy="false">)</mo>
      </mrow>
    </mrow>
    <annotation encoding="StarMath 5.0">vec γ =( 12,-5 )</annotation>
  </semantics>
</math>
</file>

<file path=Object 79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 , vec β </annotation>
  </semantics>
</math>
</file>

<file path=Object 8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over accent="true">
          <mi>β</mi>
          <mo stretchy="false">⃗</mo>
        </mover>
      </mrow>
      <mo stretchy="false">⇔</mo>
      <mn>...............................</mn>
    </mrow>
    <annotation encoding="StarMath 5.0">vec a = vec β  dlrarrow ............................... </annotation>
  </semantics>
</math>
</file>

<file path=Object 80/content.xml><?xml version="1.0" encoding="utf-8"?>
<math xmlns="http://www.w3.org/1998/Math/MathML" display="block">
  <semantics>
    <mover accent="true">
      <mi>γ</mi>
      <mo stretchy="false">⃗</mo>
    </mover>
    <annotation encoding="StarMath 5.0">vec γ</annotation>
  </semantics>
</math>
</file>

<file path=Object 81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  <mi>.</mi>
    </mrow>
    <annotation encoding="StarMath 5.0">vec α, vec β.</annotation>
  </semantics>
</math>
</file>

<file path=Object 82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row>
                <mi>λ</mi>
                <mo stretchy="false">−</mo>
                <mn>1</mn>
              </mrow>
              <mi>,</mi>
              <mi>κ</mi>
            </mrow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i>κ</mi>
              <mrow>
                <mn>,2</mn>
                <mo stretchy="false">−</mo>
                <mn>2</mn>
              </mrow>
              <mi>λ</mi>
            </mrow>
          </mrow>
          <mo fence="true" form="postfix" stretchy="false">)</mo>
        </mrow>
      </mrow>
    </mrow>
    <annotation encoding="StarMath 5.0">vec α =( λ-1,κ ), vec β =( κ,2-2λ )</annotation>
  </semantics>
</math>
</file>

<file path=Object 83/content.xml><?xml version="1.0" encoding="utf-8"?>
<math xmlns="http://www.w3.org/1998/Math/MathML" display="block">
  <semantics>
    <mrow>
      <mover accent="true">
        <mi>γ</mi>
        <mo stretchy="false">⃗</mo>
      </mover>
      <mo stretchy="false">=</mo>
      <mrow>
        <mo fence="true" form="prefix" stretchy="false">(</mo>
        <mrow>
          <mn>1,5</mn>
        </mrow>
        <mo fence="true" form="postfix" stretchy="false">)</mo>
      </mrow>
    </mrow>
    <annotation encoding="StarMath 5.0">vec γ = ( 1,5 )</annotation>
  </semantics>
</math>
</file>

<file path=Object 84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85/content.xml><?xml version="1.0" encoding="utf-8"?>
<math xmlns="http://www.w3.org/1998/Math/MathML" display="block">
  <semantics>
    <mover accent="true">
      <mi>γ</mi>
      <mo stretchy="false">⃗</mo>
    </mover>
    <annotation encoding="StarMath 5.0">vec γ</annotation>
  </semantics>
</math>
</file>

<file path=Object 86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  <mi>.</mi>
    </mrow>
    <annotation encoding="StarMath 5.0">vec α, vec β.</annotation>
  </semantics>
</math>
</file>

<file path=Object 87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n>1</mn>
              <mi>,</mi>
              <mrow>
                <mi>κ</mi>
                <mo stretchy="false">−</mo>
                <mn>1</mn>
              </mrow>
            </mrow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i>k</mi>
              <mo stretchy="false">−</mo>
              <mn>1,9</mn>
            </mrow>
          </mrow>
          <mo fence="true" form="postfix" stretchy="false">)</mo>
        </mrow>
      </mrow>
    </mrow>
    <annotation encoding="StarMath 5.0">vec α=( 1,κ-1 ), vec β=( k-1,9 )</annotation>
  </semantics>
</math>
</file>

<file path=Object 88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n>1,4</mn>
        </mrow>
        <mo fence="true" form="postfix" stretchy="false">)</mo>
      </mrow>
    </mrow>
    <annotation encoding="StarMath 5.0">vec α = ( 1,4 ) </annotation>
  </semantics>
</math>
</file>

<file path=Object 89/content.xml><?xml version="1.0" encoding="utf-8"?>
<math xmlns="http://www.w3.org/1998/Math/MathML" display="block">
  <semantics>
    <msqrt>
      <mn>17</mn>
    </msqrt>
    <annotation encoding="StarMath 5.0">sqrt{ 17}</annotation>
  </semantics>
</math>
</file>

<file path=Object 9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over accent="true">
          <mn>0</mn>
          <mo stretchy="false">⃗</mo>
        </mover>
      </mrow>
      <mo stretchy="false">⇔</mo>
      <mn>......................</mn>
      <mi>,</mi>
      <mrow>
        <mover accent="true">
          <mi>a</mi>
          <mo stretchy="false">⃗</mo>
        </mover>
        <mo stretchy="false">≠</mo>
        <mover accent="true">
          <mn>0</mn>
          <mo stretchy="false">⃗</mo>
        </mover>
      </mrow>
      <mo stretchy="false">⇔</mo>
      <mn>........................</mn>
      <mi>.</mi>
    </mrow>
    <annotation encoding="StarMath 5.0">vec a = vec 0 dlrarrow ......................, vec a &lt;&gt; vec 0  dlrarrow  .........................</annotation>
  </semantics>
</math>
</file>

<file path=Object 90/content.xml><?xml version="1.0" encoding="utf-8"?>
<math xmlns="http://www.w3.org/1998/Math/MathML" display="block">
  <semantics>
    <mrow>
      <mn>4</mn>
      <mrow>
        <mover accent="true">
          <mi mathvariant="italic">ΟΓ</mi>
          <mo stretchy="false">⃗</mo>
        </mover>
        <mo stretchy="false">=</mo>
        <mn>2</mn>
      </mrow>
      <mrow>
        <mover accent="true">
          <mi mathvariant="italic">ΟΑ</mi>
          <mo stretchy="false">⃗</mo>
        </mover>
        <mo stretchy="false">+</mo>
        <mover accent="true">
          <mi mathvariant="italic">ΑΒ</mi>
          <mo stretchy="false">⃗</mo>
        </mover>
      </mrow>
    </mrow>
    <annotation encoding="StarMath 5.0">4 vec ΟΓ = 2 vec ΟΑ + vec ΑΒ</annotation>
  </semantics>
</math>
</file>

<file path=Object 91/content.xml><?xml version="1.0" encoding="utf-8"?>
<math xmlns="http://www.w3.org/1998/Math/MathML" display="block">
  <semantics>
    <mover accent="true">
      <mi mathvariant="italic">ΟΓ</mi>
      <mo stretchy="false">⃗</mo>
    </mover>
    <annotation encoding="StarMath 5.0">vec ΟΓ</annotation>
  </semantics>
</math>
</file>

<file path=Object 92/content.xml><?xml version="1.0" encoding="utf-8"?>
<math xmlns="http://www.w3.org/1998/Math/MathML" display="block">
  <semantics>
    <mrow>
      <mover accent="true">
        <mi mathvariant="italic">ΟΜ</mi>
        <mo stretchy="false">⃗</mo>
      </mover>
      <mi>.</mi>
    </mrow>
    <annotation encoding="StarMath 5.0">vec ΟΜ.</annotation>
  </semantics>
</math>
</file>

<file path=Object 93/content.xml><?xml version="1.0" encoding="utf-8"?>
<math xmlns="http://www.w3.org/1998/Math/MathML" display="block">
  <semantics>
    <mrow>
      <mover accent="true">
        <mi mathvariant="italic">ΟΓ</mi>
        <mo stretchy="false">⃗</mo>
      </mover>
      <mo stretchy="false">=</mo>
      <mrow>
        <mi>λ</mi>
        <mo stretchy="false">⋅</mo>
        <mover accent="true">
          <mi mathvariant="italic">ΓΜ</mi>
          <mo stretchy="false">⃗</mo>
        </mover>
      </mrow>
    </mrow>
    <annotation encoding="StarMath 5.0">vec ΟΓ = λ cdot vec ΓΜ</annotation>
  </semantics>
</math>
</file>

<file path=Object 94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o stretchy="false">−</mo>
            <mn>1,3</mn>
          </mrow>
        </mrow>
        <mo fence="true" form="postfix" stretchy="false">)</mo>
      </mrow>
    </mrow>
    <annotation encoding="StarMath 5.0">vec α =( -1,3 )</annotation>
  </semantics>
</math>
</file>

<file path=Object 95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n>3,5</mn>
        </mrow>
        <mo fence="true" form="postfix" stretchy="false">)</mo>
      </mrow>
    </mrow>
    <annotation encoding="StarMath 5.0">vec β=( 3,5 )</annotation>
  </semantics>
</math>
</file>

<file path=Object 96/content.xml><?xml version="1.0" encoding="utf-8"?>
<math xmlns="http://www.w3.org/1998/Math/MathML" display="block">
  <semantics>
    <mover accent="true">
      <mi>γ</mi>
      <mo stretchy="false">⃗</mo>
    </mover>
    <annotation encoding="StarMath 5.0">vec γ</annotation>
  </semantics>
</math>
</file>

<file path=Object 97/content.xml><?xml version="1.0" encoding="utf-8"?>
<math xmlns="http://www.w3.org/1998/Math/MathML" display="block">
  <semantics>
    <mover accent="true">
      <mi mathvariant="italic">ΑΒ</mi>
      <mo stretchy="false">⃗</mo>
    </mover>
    <annotation encoding="StarMath 5.0">vec ΑΒ</annotation>
  </semantics>
</math>
</file>

<file path=Object 98/content.xml><?xml version="1.0" encoding="utf-8"?>
<math xmlns="http://www.w3.org/1998/Math/MathML" display="block">
  <semantics>
    <mover accent="true">
      <mi mathvariant="italic">ΑΓ</mi>
      <mo stretchy="false">⃗</mo>
    </mover>
    <annotation encoding="StarMath 5.0">vec ΑΓ</annotation>
  </semantics>
</math>
</file>

<file path=Object 99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i>λ</mi>
            <mo stretchy="false">−</mo>
            <mn>1,4</mn>
          </mrow>
        </mrow>
        <mo fence="true" form="postfix" stretchy="false">)</mo>
      </mrow>
    </mrow>
    <annotation encoding="StarMath 5.0">vec α=( λ-1,4 )</annotation>
  </semantics>
</math>
</file>